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Consolas" svg:font-family="Consolas, Monaco, 'Bitstream Vera Sans Mono', 'Courier New', Courier, monospace"/>
    <style:font-face style:name="Lucida Grande" svg:font-family="'Lucida Grande', Verdana, Arial, sans-serif"/>
    <style:font-face style:name="OpenSymbol" svg:font-family="OpenSymbol"/>
    <style:font-face style:name="Tahoma1" svg:font-family="Tahoma"/>
    <style:font-face style:name="Times New Roman1" svg:font-family="'Times New Roman'"/>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2" style:family="paragraph" style:parent-style-name="Text_20_body">
      <style:text-properties style:font-name="Arial"/>
    </style:style>
    <style:style style:name="P43" style:family="paragraph" style:parent-style-name="Text_20_body">
      <style:text-properties style:font-name="Arial" fo:font-size="10pt" style:font-size-asian="10pt" style:font-size-complex="10pt"/>
    </style:style>
    <style:style style:name="P44" style:family="paragraph" style:parent-style-name="Text_20_body">
      <style:text-properties style:font-name="Arial" fo:font-size="7pt" style:font-size-asian="7pt" style:font-size-complex="7pt"/>
    </style:style>
    <style:style style:name="P45" style:family="paragraph" style:parent-style-name="Text_20_body">
      <style:text-properties style:font-name="Arial" fo:font-size="8pt" style:font-size-asian="8pt" style:font-size-complex="8pt"/>
    </style:style>
    <style:style style:name="P46" style:family="paragraph" style:parent-style-name="Text_20_body">
      <style:text-properties fo:color="#3f5fbf" style:font-name="Courier New" fo:font-size="10pt" style:font-name-asian="Courier New" style:font-size-asian="10pt" style:font-name-complex="Courier New" style:font-size-complex="10pt"/>
    </style:style>
    <style:style style:name="P47" style:family="paragraph" style:parent-style-name="Text_20_body">
      <style:text-properties style:font-name="Courier New" fo:font-size="8pt" style:font-name-asian="Courier New" style:font-size-asian="8pt" style:font-name-complex="Courier New" style:font-size-complex="8pt"/>
    </style:style>
    <style:style style:name="P48" style:family="paragraph" style:parent-style-name="Text_20_body">
      <style:text-properties style:font-name="Courier New" fo:font-size="7pt" style:font-size-asian="7pt" style:font-size-complex="7pt"/>
    </style:style>
    <style:style style:name="P49" style:family="paragraph" style:parent-style-name="Text_20_body">
      <style:text-properties style:font-name="Courier New" fo:font-size="7pt" style:font-name-asian="Courier New" style:font-size-asian="7pt" style:font-name-complex="Courier New" style:font-size-complex="7pt"/>
    </style:style>
    <style:style style:name="P50" style:family="paragraph" style:parent-style-name="Text_20_body">
      <style:text-properties fo:color="#000000" style:font-name="Arial" fo:font-size="10pt" fo:font-style="normal" style:font-size-asian="10pt" style:font-style-asian="normal" style:font-size-complex="10pt" style:font-style-complex="normal"/>
    </style:style>
    <style:style style:name="P51"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2" style:family="paragraph" style:parent-style-name="Text_20_body">
      <style:text-properties fo:color="#000000" style:font-name="Arial" fo:font-size="10pt" style:font-name-asian="Courier New" style:font-size-asian="10pt" style:font-name-complex="Courier New" style:font-size-complex="10pt"/>
    </style:style>
    <style:style style:name="P53"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4" style:family="paragraph" style:parent-style-name="Text_20_body">
      <style:text-properties fo:color="#000000" style:font-name="Arial" fo:font-size="8pt" style:font-name-asian="Courier New" style:font-size-asian="8pt" style:font-name-complex="Courier New" style:font-size-complex="8pt"/>
    </style:style>
    <style:style style:name="P55" style:family="paragraph" style:parent-style-name="Text_20_body">
      <style:text-properties fo:color="#000000" style:font-name="Arial" fo:font-size="8pt" style:font-size-asian="8pt" style:font-size-complex="8pt"/>
    </style:style>
    <style:style style:name="P56" style:family="paragraph" style:parent-style-name="Text_20_body">
      <style:text-properties fo:color="#000000" style:font-name="Courier New" fo:font-size="10pt" style:font-name-asian="Courier New" style:font-size-asian="10pt" style:font-name-complex="Courier New" style:font-size-complex="10pt"/>
    </style:style>
    <style:style style:name="P57" style:family="paragraph" style:parent-style-name="Text_20_body">
      <style:text-properties fo:color="#000000" style:font-name="Courier New" fo:font-size="7pt" style:font-name-asian="Courier New" style:font-size-asian="7pt" style:font-name-complex="Courier New" style:font-size-complex="7pt"/>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font-size="7pt" style:font-size-asian="7pt" style:font-size-complex="7pt"/>
    </style:style>
    <style:style style:name="P60" style:family="paragraph" style:parent-style-name="Text_20_body">
      <style:text-properties fo:font-size="8pt" style:font-size-asian="8pt" style:font-size-complex="8pt"/>
    </style:style>
    <style:style style:name="P61" style:family="paragraph" style:parent-style-name="Text_20_body">
      <style:text-properties fo:font-variant="normal" fo:text-transform="none" fo:color="#000000" style:font-name="Arial2" fo:font-size="9.75pt" fo:letter-spacing="normal" fo:font-style="normal" fo:font-weight="normal"/>
    </style:style>
    <style:style style:name="P62"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63" style:family="paragraph" style:parent-style-name="Text_20_body">
      <style:text-properties fo:color="#2a00ff" style:font-name="Courier New" fo:font-size="10pt" style:font-name-asian="Courier New" style:font-size-asian="10pt" style:font-name-complex="Courier New" style:font-size-complex="10pt"/>
    </style:style>
    <style:style style:name="P64" style:family="paragraph" style:parent-style-name="Text_20_body">
      <style:text-properties fo:color="#2a00ff" style:font-name="Courier New" fo:font-size="8pt" style:font-name-asian="Courier New" style:font-size-asian="8pt" style:font-name-complex="Courier New" style:font-size-complex="8pt"/>
    </style:style>
    <style:style style:name="P65" style:family="paragraph" style:parent-style-name="Text_20_body">
      <style:text-properties fo:color="#2a00ff" style:font-name="Arial" fo:font-size="10pt" style:font-name-asian="Courier New" style:font-size-asian="10pt" style:font-name-complex="Courier New" style:font-size-complex="10pt"/>
    </style:style>
    <style:style style:name="P66"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70" style:family="paragraph" style:parent-style-name="Standard" style:list-style-name="L1"/>
    <style:style style:name="P71" style:family="paragraph" style:parent-style-name="Standard" style:list-style-name="L1">
      <style:text-properties style:font-name="Arial" fo:font-size="10pt" style:font-size-asian="10pt" style:font-size-complex="10pt"/>
    </style:style>
    <style:style style:name="P72" style:family="paragraph" style:parent-style-name="Standard" style:list-style-name="L2">
      <style:text-properties style:font-name="Arial" fo:font-size="10pt" style:font-size-asian="10pt" style:font-size-complex="10pt"/>
    </style:style>
    <style:style style:name="P73" style:family="paragraph" style:parent-style-name="Standard" style:list-style-name="L3">
      <style:text-properties style:font-name="Arial" fo:font-size="10pt" style:font-size-asian="10pt" style:font-size-complex="10pt"/>
    </style:style>
    <style:style style:name="P74" style:family="paragraph" style:parent-style-name="Standard" style:list-style-name="L4">
      <style:text-properties style:font-name="Arial" fo:font-size="10pt" style:font-size-asian="10pt" style:font-size-complex="10pt"/>
    </style:style>
    <style:style style:name="P75" style:family="paragraph" style:parent-style-name="Standard" style:list-style-name="L5">
      <style:text-properties style:font-name="Arial" fo:font-size="10pt" style:font-size-asian="10pt" style:font-size-complex="10pt"/>
    </style:style>
    <style:style style:name="P76" style:family="paragraph" style:parent-style-name="Standard" style:list-style-name="L6">
      <style:text-properties style:font-name="Arial" fo:font-size="10pt" style:font-size-asian="10pt" style:font-size-complex="10pt"/>
    </style:style>
    <style:style style:name="P77" style:family="paragraph" style:parent-style-name="Standard" style:list-style-name="L7">
      <style:text-properties style:font-name="Arial" fo:font-size="10pt" style:font-size-asian="10pt" style:font-size-complex="10pt"/>
    </style:style>
    <style:style style:name="P78" style:family="paragraph" style:parent-style-name="Standard" style:list-style-name="L8">
      <style:text-properties style:font-name="Arial" fo:font-size="10pt" style:font-size-asian="10pt" style:font-size-complex="10pt"/>
    </style:style>
    <style:style style:name="P79" style:family="paragraph" style:parent-style-name="Standard">
      <style:text-properties style:font-name="Arial" fo:font-size="11pt" style:font-size-asian="11pt" style:font-size-complex="11pt"/>
    </style:style>
    <style:style style:name="P80" style:family="paragraph" style:parent-style-name="Standard" style:list-style-name="L2"/>
    <style:style style:name="P81"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82" style:family="paragraph" style:parent-style-name="Standard">
      <style:text-properties fo:font-variant="normal" fo:text-transform="none" fo:color="#000000" style:font-name="Arial2" fo:font-size="10pt" fo:letter-spacing="normal" fo:font-style="normal" fo:font-weight="normal" style:font-size-asian="10pt" style:font-size-complex="10pt"/>
    </style:style>
    <style:style style:name="P83"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84" style:family="paragraph" style:parent-style-name="Standard">
      <style:text-properties style:font-name="Arial" fo:font-size="10pt" style:font-size-asian="10pt" style:font-size-complex="10pt"/>
    </style:style>
    <style:style style:name="P85" style:family="paragraph" style:parent-style-name="Standard">
      <style:text-properties style:font-name="Courier New" fo:font-size="7pt" style:font-name-asian="Courier New" style:font-size-asian="7pt" style:font-name-complex="Courier New" style:font-size-complex="7pt"/>
    </style:style>
    <style:style style:name="P86" style:family="paragraph" style:parent-style-name="Standard">
      <style:text-properties fo:color="#3f5fbf" style:font-name="Courier New" fo:font-size="7pt" style:font-name-asian="Courier New" style:font-size-asian="7pt" style:font-name-complex="Courier New" style:font-size-complex="7pt"/>
    </style:style>
    <style:style style:name="P87"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8"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9"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0"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1"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9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9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95"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96" style:family="paragraph" style:parent-style-name="Standard" style:list-style-name="">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97" style:family="paragraph" style:parent-style-name="Text_20_body" style:list-style-name="L9">
      <style:text-properties style:font-name="Arial" fo:font-size="10pt" style:font-size-asian="10pt" style:font-size-complex="10pt"/>
    </style:style>
    <style:style style:name="P98" style:family="paragraph" style:parent-style-name="Text_20_body" style:list-style-name="L10">
      <style:text-properties style:font-name="Arial" fo:font-size="10pt" style:font-size-asian="10pt" style:font-size-complex="10pt"/>
    </style:style>
    <style:style style:name="P99" style:family="paragraph" style:parent-style-name="Text_20_body" style:list-style-name="L11">
      <style:text-properties style:font-name="Arial" fo:font-size="10pt" style:font-size-asian="10pt" style:font-size-complex="10pt"/>
    </style:style>
    <style:style style:name="P100" style:family="paragraph" style:parent-style-name="Text_20_body" style:list-style-name="L12">
      <style:text-properties style:font-name="Arial" fo:font-size="10pt" style:font-size-asian="10pt" style:font-size-complex="10pt"/>
    </style:style>
    <style:style style:name="P101" style:family="paragraph" style:parent-style-name="Text_20_body" style:list-style-name="L13">
      <style:text-properties style:font-name="Arial" fo:font-size="10pt" style:font-size-asian="10pt" style:font-size-complex="10pt"/>
    </style:style>
    <style:style style:name="P102" style:family="paragraph" style:parent-style-name="Text_20_body" style:list-style-name="L14">
      <style:text-properties style:font-name="Arial" fo:font-size="10pt" style:font-size-asian="10pt" style:font-size-complex="10pt"/>
    </style:style>
    <style:style style:name="P103" style:family="paragraph" style:parent-style-name="Text_20_body" style:list-style-name="L15">
      <style:text-properties style:font-name="Arial" fo:font-size="10pt" style:font-size-asian="10pt" style:font-size-complex="10pt"/>
    </style:style>
    <style:style style:name="P104" style:family="paragraph" style:parent-style-name="Text_20_body" style:list-style-name="L16">
      <style:text-properties style:font-name="Arial" fo:font-size="10pt" style:font-size-asian="10pt" style:font-size-complex="10pt"/>
    </style:style>
    <style:style style:name="P105" style:family="paragraph" style:parent-style-name="Text_20_body" style:list-style-name="L17">
      <style:text-properties style:font-name="Arial" fo:font-size="10pt" style:font-size-asian="10pt" style:font-size-complex="10pt"/>
    </style:style>
    <style:style style:name="P106" style:family="paragraph" style:parent-style-name="Text_20_body" style:list-style-name="L13">
      <style:text-properties style:font-name="Arial"/>
    </style:style>
    <style:style style:name="P107" style:family="paragraph" style:parent-style-name="Text_20_body">
      <style:text-properties style:font-name="Arial" fo:font-size="8pt" style:font-size-asian="8pt" style:font-size-complex="8pt"/>
    </style:style>
    <style:style style:name="P108" style:family="paragraph" style:parent-style-name="Text_20_body" style:list-style-name="L13">
      <style:text-properties fo:color="#000000" style:font-name="Arial" fo:font-size="10pt" style:font-size-asian="10pt" style:font-size-complex="10pt"/>
    </style:style>
    <style:style style:name="P109" style:family="paragraph" style:parent-style-name="Text_20_body">
      <style:text-properties fo:color="#000000" style:font-name="Arial" fo:font-size="8pt" style:font-name-asian="Courier New" style:font-size-asian="8pt" style:font-name-complex="Courier New" style:font-size-complex="8pt"/>
    </style:style>
    <style:style style:name="P110" style:family="paragraph" style:parent-style-name="Text_20_body">
      <style:text-properties style:font-name="Arial" fo:font-size="10pt" style:font-size-asian="10pt" style:font-size-complex="10pt"/>
    </style:style>
    <style:style style:name="P111" style:family="paragraph" style:parent-style-name="Text_20_body">
      <style:text-properties style:font-name="Arial" fo:font-weight="bold" style:font-weight-asian="bold" style:font-weight-complex="bold"/>
    </style:style>
    <style:style style:name="P112" style:family="paragraph" style:parent-style-name="Text_20_body">
      <style:text-properties style:font-name="Arial" fo:font-size="7pt" style:font-size-asian="7pt" style:font-size-complex="7pt"/>
    </style:style>
    <style:style style:name="P113" style:family="paragraph" style:parent-style-name="Text_20_body">
      <style:paragraph-properties fo:margin-top="0cm" fo:margin-bottom="0.212cm" fo:text-align="justify" style:justify-single-word="false" fo:orphans="2" fo:widows="2"/>
    </style:style>
    <style:style style:name="P114"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115" style:family="paragraph" style:parent-style-name="Heading_20_1">
      <style:text-properties style:font-name="Arial"/>
    </style:style>
    <style:style style:name="P116" style:family="paragraph" style:parent-style-name="Heading_20_1">
      <style:paragraph-properties fo:break-before="page"/>
    </style:style>
    <style:style style:name="P117" style:family="paragraph" style:parent-style-name="Heading_20_1">
      <style:paragraph-properties fo:background-color="#ffffff">
        <style:background-image/>
      </style:paragraph-properties>
      <style:text-properties fo:background-color="#ffffff"/>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Heading_20_2">
      <style:text-properties fo:color="#000000" style:font-name="Arial" fo:font-size="10pt" style:font-name-asian="Courier New" style:font-size-asian="10pt" style:font-name-complex="Courier New" style:font-size-complex="10pt"/>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000000" fo:font-size="9pt" fo:font-style="normal" style:font-size-asian="9pt" style:font-style-asian="normal" style:font-size-complex="9pt" style:font-style-complex="normal"/>
    </style:style>
    <style:style style:name="T30" style:family="text">
      <style:text-properties fo:color="#000000" style:font-name="Consolas" fo:font-size="9pt"/>
    </style:style>
    <style:style style:name="T31" style:family="text">
      <style:text-properties fo:color="#3f5fbf"/>
    </style:style>
    <style:style style:name="T32" style:family="text">
      <style:text-properties fo:color="#3f5fbf" style:text-underline-style="solid" style:text-underline-width="auto" style:text-underline-color="font-color"/>
    </style:style>
    <style:style style:name="T33" style:family="text">
      <style:text-properties fo:color="#7f7f9f"/>
    </style:style>
    <style:style style:name="T34" style:family="text">
      <style:text-properties fo:color="#7f9fbf" fo:font-weight="bold" style:font-weight-asian="bold" style:font-weight-complex="bold"/>
    </style:style>
    <style:style style:name="T35" style:family="text">
      <style:text-properties fo:color="#008080"/>
    </style:style>
    <style:style style:name="T36" style:family="text">
      <style:text-properties fo:color="#008080" style:font-name-asian="Courier New" style:font-name-complex="Courier New"/>
    </style:style>
    <style:style style:name="T37" style:family="text">
      <style:text-properties fo:color="#3f7f7f"/>
    </style:style>
    <style:style style:name="T38" style:family="text">
      <style:text-properties fo:color="#3f7f7f" style:font-name-asian="Courier New" style:font-name-complex="Courier New"/>
    </style:style>
    <style:style style:name="T39" style:family="text">
      <style:text-properties fo:color="#7f007f"/>
    </style:style>
    <style:style style:name="T40" style:family="text">
      <style:text-properties fo:color="#2a00ff"/>
    </style:style>
    <style:style style:name="T41" style:family="text">
      <style:text-properties fo:color="#2a00ff" fo:font-style="italic" style:font-style-asian="italic" style:font-style-complex="italic"/>
    </style:style>
    <style:style style:name="T42"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3" style:family="text">
      <style:text-properties fo:color="#2a00ff" style:font-name="Courier New" style:font-name-asian="Courier New" style:font-name-complex="Courier New"/>
    </style:style>
    <style:style style:name="T44" style:family="text">
      <style:text-properties fo:color="#2a00ff" style:text-underline-style="solid" style:text-underline-width="auto" style:text-underline-color="font-color"/>
    </style:style>
    <style:style style:name="T45" style:family="text">
      <style:text-properties style:font-name-asian="Courier New" style:font-name-complex="Courier New"/>
    </style:style>
    <style:style style:name="T46" style:family="text">
      <style:text-properties fo:font-size="10pt" style:font-size-asian="10pt" style:font-size-complex="10pt"/>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style:font-style-asian="italic" style:font-style-complex="italic"/>
    </style:style>
    <style:style style:name="T49" style:family="text">
      <style:text-properties fo:font-weight="normal" style:font-weight-asian="normal" style:font-weight-complex="normal"/>
    </style:style>
    <style:style style:name="T50" style:family="text">
      <style:text-properties style:font-name="monospace" fo:font-style="normal" fo:font-weight="normal"/>
    </style:style>
    <style:style style:name="T51" style:family="text">
      <style:text-properties fo:color="#cc0000" style:font-name="monospace" fo:font-style="normal" fo:font-weight="normal"/>
    </style:style>
    <style:style style:name="T52" style:family="text">
      <style:text-properties fo:font-variant="normal" fo:text-transform="none" fo:color="#000000" style:font-name="Arial2" fo:font-size="9.75pt" fo:letter-spacing="normal" fo:font-style="normal" fo:font-weight="normal"/>
    </style:style>
    <style:style style:name="T53" style:family="text">
      <style:text-properties fo:font-variant="normal" fo:text-transform="none" fo:color="#000000" fo:letter-spacing="normal" fo:font-style="normal" fo:font-weight="normal"/>
    </style:style>
    <style:style style:name="T54" style:family="text">
      <style:text-properties fo:font-variant="normal" fo:text-transform="none" fo:color="#2a00ff" style:font-name="Arial2" fo:font-size="9.75pt" fo:letter-spacing="normal" fo:font-style="italic" fo:font-weight="normal" style:font-style-asian="italic" style:font-style-complex="italic"/>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bold"/>
    </style:style>
    <style:style style:name="T57" style:family="text">
      <style:text-properties fo:font-variant="normal" fo:text-transform="none" style:use-window-font-color="true" fo:letter-spacing="normal" fo:font-style="normal" fo:font-weight="normal"/>
    </style:style>
    <style:style style:name="T58" style:family="text">
      <style:text-properties fo:font-variant="normal" fo:text-transform="none" style:use-window-font-color="true" fo:letter-spacing="normal" fo:font-style="normal" fo:font-weight="bold" style:font-weight-asian="bold" style:font-weight-complex="bold"/>
    </style:style>
    <style:style style:name="T59" style:family="text">
      <style:text-properties fo:font-variant="normal" fo:text-transform="none" style:use-window-font-color="true" style:text-line-through-style="none" fo:letter-spacing="normal" fo:font-style="normal" style:text-underline-style="none" fo:font-weight="normal" style:text-blinking="false"/>
    </style:style>
    <style:style style:name="T60" style:family="text">
      <style:text-properties fo:font-variant="normal" fo:text-transform="none" style:use-window-font-color="true" style:font-name="Arial" fo:font-size="10pt" fo:letter-spacing="normal" fo:font-style="normal" fo:font-weight="normal" style:font-size-asian="10pt" style:font-size-complex="10pt"/>
    </style:style>
    <style:style style:name="T61" style:family="text">
      <style:text-properties fo:font-variant="normal" fo:text-transform="none" fo:color="#7f0055" fo:letter-spacing="normal" fo:font-style="normal" fo:font-weight="bold" style:font-weight-asian="bold" style:font-weight-complex="bold"/>
    </style:style>
    <style:style style:name="T62" style:family="text">
      <style:text-properties style:text-underline-style="solid" style:text-underline-width="auto" style:text-underline-color="font-color"/>
    </style:style>
    <style:style style:name="T63" style:family="text">
      <style:text-properties fo:color="#00ae00"/>
    </style:style>
    <style:style style:name="T64" style:family="text">
      <style:text-properties fo:color="#3f7f5f"/>
    </style:style>
    <style:style style:name="T65" style:family="text">
      <style:text-properties fo:color="#3f7f5f" style:text-underline-style="solid" style:text-underline-width="auto" style:text-underline-color="font-color"/>
    </style:style>
    <style:style style:name="T66" style:family="text">
      <style:text-properties fo:color="#3f7f5f" fo:font-size="7pt" style:font-size-asian="7pt" style:font-size-complex="7pt"/>
    </style:style>
    <style:style style:name="T67" style:family="text">
      <style:text-properties fo:color="#0000c0"/>
    </style:style>
    <style:style style:name="T68" style:family="text">
      <style:text-properties fo:color="#0000c0" fo:font-style="italic" style:font-style-asian="italic" style:font-style-complex="italic"/>
    </style:style>
    <style:style style:name="T69" style:family="text">
      <style:text-properties fo:color="#0000c0" style:font-name="Courier New"/>
    </style:style>
    <style:style style:name="T70" style:family="text">
      <style:text-properties fo:color="#2300dc"/>
    </style:style>
    <style:style style:name="T71" style:family="text">
      <style:text-properties fo:color="#2300dc" style:font-name="Courier New"/>
    </style:style>
    <style:style style:name="T72" style:family="text">
      <style:text-properties style:font-name="Courier New"/>
    </style:style>
    <style:style style:name="T73" style:family="text">
      <style:text-properties style:font-name="Courier New" fo:font-size="8pt" style:font-name-asian="Courier New" style:font-size-asian="8pt" style:font-name-complex="Courier New" style:font-size-complex="8pt"/>
    </style:style>
    <style:style style:name="T74" style:family="text">
      <style:text-properties fo:language="en" fo:country="US"/>
    </style:style>
    <style:style style:name="T75" style:family="text">
      <style:text-properties fo:color="#dc2300" style:font-name="monospace" fo:font-style="normal" fo:font-weight="normal"/>
    </style:style>
    <style:style style:name="T76" style:family="text">
      <style:text-properties fo:font-size="20pt" style:font-size-asian="20pt" style:font-size-complex="20pt"/>
    </style:style>
    <style:style style:name="T77" style:family="text">
      <style:text-properties fo:font-size="7pt" style:font-size-asian="7pt" style:font-size-complex="7pt"/>
    </style:style>
    <style:style style:name="T78" style:family="text">
      <style:text-properties fo:color="#646464"/>
    </style:style>
    <style:style style:name="T79" style:family="text">
      <style:text-properties fo:font-style="normal" style:font-style-asian="normal" style:font-style-complex="normal"/>
    </style:style>
    <style:style style:name="T80" style:family="text">
      <style:text-properties fo:color="#0000ff" fo:font-size="9pt" fo:font-style="italic" style:font-size-asian="9pt" style:font-style-asian="italic" style:font-size-complex="9pt" style:font-style-complex="italic"/>
    </style:style>
    <style:style style:name="T81" style:family="text">
      <style:text-properties style:font-name="Arial"/>
    </style:style>
    <style:style style:name="T82" style:family="text">
      <style:text-properties style:use-window-font-color="true"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2"><draw:image xlink:href="Pictures/10000000000003C6000000FA4B528B51.jpg" xlink:type="simple" xlink:show="embed" xlink:actuate="onLoad"/></draw:frame><draw:frame draw:style-name="fr1" draw:name="Grafik9" text:anchor-type="paragraph" svg:x="0.282cm" svg:y="1.236cm" svg:width="1.598cm" svg:height="1.526cm" draw:z-index="33"><draw:image xlink:href="../../../../../maven_projects/maven/zksample2_doc/docs/pics/zkpowered_110x110.png" xlink:type="simple" xlink:show="embed" xlink:actuate="onLoad"/></draw:frame></text:p>
      <text:p text:style-name="P4"/>
      <text:p text:style-name="P4"/>
      <text:p text:style-name="P10"><text:span text:style-name="T76">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8">Table of contents</text:p>
          </text:index-title>
          <text:p text:style-name="P119"><text:s/>1.About the Authors<text:tab/>3</text:p>
          <text:p text:style-name="P119"><text:s/>2.Preface<text:tab/>3</text:p>
          <text:p text:style-name="P119"><text:s/>3.Used frameworks<text:tab/>3</text:p>
          <text:p text:style-name="P119"><text:s/>4.Prerequisites<text:tab/>4</text:p>
          <text:p text:style-name="P119"><text:s/>5.Download and Install<text:tab/>5</text:p>
          <text:p text:style-name="P119"><text:s/>6.A little bit about maven<text:tab/>5</text:p>
          <text:p text:style-name="P119"><text:s/>7.An overview about the tiers.<text:tab/>6</text:p>
          <text:p text:style-name="P119"><text:s/>8.The backend<text:tab/>6</text:p>
          <text:p text:style-name="P119"><text:s/>9.The fronted<text:tab/>8</text:p>
          <text:p text:style-name="P121"><text:s/>9.2.What's in a standard module<text:tab/>8</text:p>
          <text:p text:style-name="P121"><text:s/>9.3.The list window<text:tab/>8</text:p>
          <text:p text:style-name="P121"><text:s/>9.4.The dialog window<text:tab/>12</text:p>
          <text:p text:style-name="P121"><text:s/>9.5.Modal Dialogs that's get back an object<text:tab/>14</text:p>
          <text:p text:style-name="P119"><text:s/>10.Localisation<text:tab/>17</text:p>
          <text:p text:style-name="P119"><text:s/>11.The configuration files<text:tab/>18</text:p>
          <text:p text:style-name="P119"><text:s/>12.Spring<text:tab/>19</text:p>
          <text:p text:style-name="P121"><text:s/>12.1.Spring AOP<text:tab/>19</text:p>
          <text:p text:style-name="P121"><text:s/>12.2.Spring-Security<text:tab/>20</text:p>
          <text:p text:style-name="P121"><text:s/>12.3.Security-Concept<text:tab/>20</text:p>
          <text:p text:style-name="P119"><text:s/>13.How to build a custom constraint<text:tab/>22</text:p>
          <text:p text:style-name="P119"><text:s/>14.Long running operations – The Echo Event<text:tab/>22</text:p>
          <text:p text:style-name="P119"><text:s/>15.The one-time-password implementation.<text:tab/>23</text:p>
          <text:p text:style-name="P119"><text:s/>16.The package structure<text:tab/>25</text:p>
          <text:p text:style-name="P121"><text:s/>16.1.Backend<text:tab/>25</text:p>
          <text:p text:style-name="P121"><text:s/>16.2.Frontend<text:tab/>26</text:p>
        </text:index-body>
      </text:table-of-content>
      <text:p text:style-name="P4"/>
      <text:p text:style-name="P4"/>
      <text:p text:style-name="P4"/>
      <text:h text:style-name="P116"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4"><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C#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3">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3445517" text:style-name="L1">
        <text:list-item>
          <text:p text:style-name="P70"><text:span text:style-name="T3">ZK web framework (3.6.3) </text:span><text:a xlink:type="simple" xlink:href="http://www.zkoss.org/"><text:span text:style-name="T3">http://www.zkoss.org/</text:span></text:a></text:p>
          <text:p text:style-name="P71">used for the frontend as a component oriented and event driven web framework.</text:p>
          <text:p text:style-name="P71"/>
        </text:list-item>
      </text:list>
      <text:list xml:id="list33441566" text:style-name="L2">
        <text:list-item>
          <text:p text:style-name="P80"><text:span text:style-name="T3">Hibernate ORM</text:span><text:span text:style-name="T3"> <text:s/></text:span><text:a xlink:type="simple" xlink:href="https://www.hibernate.org/"><text:span text:style-name="T3">https://www.hibernate.org/</text:span></text:a><text:span text:style-name="T3"> </text:span></text:p>
          <text:p text:style-name="P72">used in the backend as Object Relational Mapper between Tables records and Pojos (Domain Models)</text:p>
          <text:p text:style-name="P72"/>
        </text:list-item>
        <text:list-item>
          <text:p text:style-name="P80"><text:span text:style-name="T3">Spring </text:span><text:span text:style-name="T3"><text:s/></text:span><text:a xlink:type="simple" xlink:href="http://www.springsource.org/"><text:span text:style-name="T3">http://www.springsource.org/</text:span></text:a><text:span text:style-name="T3"> </text:span></text:p>
          <text:p text:style-name="P72">as a common Enterprise framework. Used for the scopes of lifetime for the created controllers and DAOs.</text:p>
          <text:p text:style-name="P72"/>
        </text:list-item>
        <text:list-item>
          <text:p text:style-name="P72">Spring AOP <text:s/><text:a xlink:type="simple" xlink:href="http://www.springsource.org/"><text:span text:style-name="T2">http://www.springsource.org/</text:span></text:a><text:span text:style-name="T2"> </text:span></text:p>
          <text:p text:style-name="P72">AOP ( Aspect oriented programming ) framework, Used for our transaction scopes in the DAO's and Services.</text:p>
        </text:list-item>
      </text:list>
      <text:p text:style-name="P6"/>
      <text:list xml:id="list34356904" text:continue-numbering="true" text:style-name="L2">
        <text:list-item>
          <text:p text:style-name="P72">Spring-Security <text:s/><text:a xlink:type="simple" xlink:href="http://www.springsource.org/"><text:span text:style-name="T2">http://www.springsource.org/</text:span></text:a><text:span text:style-name="T2"> </text:span></text:p>
          <text:p text:style-name="P72">Security framework. Used for the <text:s/>authentication of a user and authorization for the components and <text:soft-page-break/>methods.</text:p>
        </text:list-item>
      </text:list>
      <text:p text:style-name="P6"/>
      <text:list xml:id="list34373956" text:continue-numbering="true" text:style-name="L2">
        <text:list-item>
          <text:p text:style-name="P80"><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72">We used only pieces of this framework. From it's Search class it generates the HQL Queries. It's the basic of our paged lists that can be sorted on the database too.</text:p>
          <text:p text:style-name="P72"/>
        </text:list-item>
      </text:list>
      <text:list xml:id="list34344802" text:continue-list="list33445517" text:style-name="L1">
        <text:list-item>
          <text:p text:style-name="P70"><text:span text:style-name="T3">JasperReport</text:span><text:span text:style-name="T3"> <text:s/></text:span><text:a xlink:type="simple" xlink:href="http://jasperforge.org/"><text:span text:style-name="T3">http://jasperforge.org/</text:span></text:a><text:span text:style-name="T3"> </text:span></text:p>
          <text:p text:style-name="P71">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3444560" text:style-name="L3">
        <text:list-item>
          <text:p text:style-name="P73">Eclipse IDE</text:p>
        </text:list-item>
      </text:list>
      <text:list xml:id="list33455500" text:style-name="L4">
        <text:list-item>
          <text:p text:style-name="P74">Maven2</text:p>
        </text:list-item>
      </text:list>
      <text:list xml:id="list33432095" text:style-name="L5">
        <text:list-item>
          <text:p text:style-name="P75">Tomcat</text:p>
        </text:list-item>
      </text:list>
      <text:list xml:id="list33446786" text:style-name="L6">
        <text:list-item>
          <text:p text:style-name="P76">Maven Plugin</text:p>
        </text:list-item>
      </text:list>
      <text:list xml:id="list34344551" text:continue-list="list33455500" text:style-name="L4">
        <text:list-item>
          <text:p text:style-name="P74">Subversion Plugin</text:p>
          <text:p text:style-name="P74"/>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6">http://subclipse.tigris.org/</text:span></text:a><text:span text:style-name="T46">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3"><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3438132" text:style-name="L7">
        <text:list-item>
          <text:p text:style-name="P77">zkoss = frontend</text:p>
        </text:list-item>
        <text:list-item>
          <text:p text:style-name="P77">spring-hibernate-backend = backend</text:p>
        </text:list-item>
        <text:list-item>
          <text:p text:style-name="P77">KeyGenZkoss = Tokenizer for generating a one-time-password</text:p>
        </text:list-item>
        <text:list-item>
          <text:p text:style-name="P77">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3439999" text:style-name="L8">
        <text:list-item>
          <text:p text:style-name="P78">User Interface /frontend</text:p>
        </text:list-item>
        <text:list-item>
          <text:p text:style-name="P78">Gui Services / Reporting</text:p>
        </text:list-item>
        <text:list-item>
          <text:p text:style-name="P78">The Business Logic </text:p>
        </text:list-item>
        <text:list-item>
          <text:p text:style-name="P78">Database </text:p>
          <text:p text:style-name="P78"/>
        </text:list-item>
      </text:list>
      <text:h text:style-name="Heading_20_1" text:outline-level="1">The backend</text:h>
      <text:p text:style-name="P43">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3"/>
      <text:p text:style-name="P43">de.forsthaus.backend.dao <text:s/>( Interfaces for the <text:span text:style-name="T7">D</text:span>ata <text:span text:style-name="T7">A</text:span>ccess <text:span text:style-name="T7">O</text:span>bjects methods)</text:p>
      <text:p text:style-name="P43">de.forsthaus.backend.dao.impl ( Implementation of the Interface methods )</text:p>
      <text:p text:style-name="P43">de.forsthaus.backend.model ( Domain objects also called Pojo's )</text:p>
      <text:p text:style-name="P43">de.forsthaus.backend.service ( Interfaces for the Services )</text:p>
      <text:p text:style-name="P43">de.forsthaus.backend.service.impl ( Implementation of the Interface methods )</text:p>
      <text:p text:style-name="P43"/>
      <text:p text:style-name="P43">These structure shows very nicely the advantage to develop against an Interface.</text:p>
      <text:p text:style-name="P43">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31">/**</text:span></text:p>
      <text:p text:style-name="P27"><text:span text:style-name="T31"><text:tab/> * Returns the next sequence for the tables primary key.</text:span><text:span text:style-name="T33">&lt;br&gt;</text:span></text:p>
      <text:p text:style-name="P30"><text:tab/> * </text:p>
      <text:p text:style-name="P27"><text:span text:style-name="T31"><text:tab/> * </text:span><text:span text:style-name="T34">@return</text:span><text:span text:style-name="T31">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4"/>
      <text:p text:style-name="P43">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3">So we would have the full control over the tables primary keys ( PK ) we have a special class that gets this PK. This class is not working similar for both database types !</text:p>
      <text:p text:style-name="P43">In such a case we wrote two implementation classes. One for the PostgreSQL and one for the H2 database. <text:soft-page-break/>We have named it to :</text:p>
      <text:p text:style-name="P48">de.forsthaus.backend.dao.impl.NextIdView<text:span text:style-name="T27">H2</text:span>DAOImpl </text:p>
      <text:p text:style-name="P57">de.forsthaus.backend.dao.impl.NextIdView<text:span text:style-name="T7">Postgres</text:span>DaoImpl</text:p>
      <text:p text:style-name="P46"/>
      <text:p text:style-name="P43">Now for the needed database we can change the corresponding class by configuring it to the </text:p>
      <text:p text:style-name="P43">required <text:s/>implementation. But <text:span text:style-name="T7">where</text:span> we can configure this?</text:p>
      <text:p text:style-name="P43">We do it by working with the spring framework where we can configure the classes as 'beans' by an id and refer to the corresponding class like this:</text:p>
      <text:p text:style-name="P43"/>
      <text:p text:style-name="P12"><text:tab/><text:span text:style-name="T77">&lt;!-- ///////// <text:s text:c="3"/>BEAN FOR GENERATING THE PRIMARY KEYS <text:s text:c="3"/>//////// --&gt;</text:span></text:p>
      <text:p text:style-name="P27"><text:span text:style-name="T12"><text:tab/></text:span><text:span text:style-name="T31">&lt;!-- <text:s/>for DEMO Database H2 we use a special implementation !!! <text:s text:c="4"/>--&gt;</text:span></text:p>
      <text:p text:style-name="P27"><text:span text:style-name="T12"><text:tab/></text:span><text:span text:style-name="T31">&lt;!-- H2: <text:s text:c="8"/>" ~.backend.dao.impl.NextIdViewH2DAOImpl" <text:s text:c="8"/>--&gt;</text:span></text:p>
      <text:p text:style-name="P27"><text:span text:style-name="T12"><text:tab/></text:span><text:span text:style-name="T31">&lt;!-- PostgreSQL: " ~.backend.dao.impl.NextIdViewPostgresDaoImpl <text:s text:c="3"/>--&gt;</text:span></text:p>
      <text:p text:style-name="P27"><text:span text:style-name="T12"><text:tab/></text:span><text:span text:style-name="T35">&lt;</text:span><text:span text:style-name="T37">bean</text:span> <text:span text:style-name="T39">id</text:span><text:span text:style-name="T12">=</text:span><text:span text:style-name="T41">"nextidviewDAO"</text:span> <text:span text:style-name="T39">class</text:span><text:span text:style-name="T12">=</text:span><text:span text:style-name="T41">"de.forsthaus.backend.dao.impl.NextIdViewH2DAOImpl"</text:span></text:p>
      <text:p text:style-name="P27"><text:tab/><text:tab/><text:span text:style-name="T39">parent</text:span><text:span text:style-name="T12">=</text:span><text:span text:style-name="T41">"basisDAO"</text:span> <text:span text:style-name="T35">/&gt;</text:span></text:p>
      <text:p text:style-name="P44"/>
      <text:p text:style-name="P43">OK. The DAO classes are holding all classes for the CRUD operations. Every single DAO class is standing for a <text:s/>single table . Conventions are good things for orientation. So we named every DAO like the corresponding table name advanced with a 'DAO' like:</text:p>
      <text:p text:style-name="P43"><text:span text:style-name="T24">Interface =</text:span><text:span text:style-name="T42"> <text:s/>de.forsthaus.backend.dao.CustomerDAO. <text:s/></text:span></text:p>
      <text:p text:style-name="P43"><text:span text:style-name="T24">Methods Implementation =</text:span><text:span text:style-name="T42"> <text:s/>de.forsthaus.backend.dao.impl.CustomerDAOImpl. <text:s/></text:span></text:p>
      <text:p text:style-name="P51">Now we have the CRUD operations for all the tables in their DAO's. Hmmmmmm, for what's the hack are the Services ???</text:p>
      <text:p text:style-name="P50"><text:span text:style-name="T45">In the case as we defined that every table has one corresponding DAO class, we could say that in such a </text:span><text:span text:style-name="T45">class the operation like an insert or delete will do it in a single transaction </text:span><text:span text:style-name="T8">only</text:span><text:span text:style-name="T45"> for this table. The action is written (commit) to the database or rolled back (rollback) when failed. </text:span></text:p>
      <text:p text:style-name="P51">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50"><text:span text:style-name="T45">So by definition a transaction must be ACID </text:span><text:span text:style-name="T8">A</text:span><text:span text:style-name="T45">tomic / </text:span><text:span text:style-name="T8">C</text:span><text:span text:style-name="T45">onsitent / </text:span><text:span text:style-name="T8">I</text:span><text:span text:style-name="T45">solated / </text:span><text:span text:style-name="T8">D</text:span><text:span text:style-name="T45">urable. Means if during the two operations on the different bank accounts a failure arieses that all are rolled back. All must be OK or nothing. </text:span></text:p>
      <text:p text:style-name="P51">So it's a fine thing to set the transaction scope around the two operations as a single one. Therefore are the Services.</text:p>
      <text:p text:style-name="P51">In the spring AOP section of this documentation you'll read why you don't find codes in the backend about the transactions like the following codes:</text:p>
      <text:p text:style-name="P66">try {</text:p>
      <text:p text:style-name="P68"><text:s text:c="4"/><text:span text:style-name="T50">UserTransaction tx = ...</text:span> <text:s text:c="6"/></text:p>
      <text:p text:style-name="P68"><text:s text:c="4"/><text:span text:style-name="T50">tx.</text:span><text:span text:style-name="T51">begin</text:span><text:span text:style-name="T50">();</text:span></text:p>
      <text:p text:style-name="P67"><text:s text:c="4"/>// Do some work</text:p>
      <text:p text:style-name="P68"><text:s text:c="4"/><text:span text:style-name="T50">tx.commit();</text:span></text:p>
      <text:p text:style-name="P69">}</text:p>
      <text:p text:style-name="P69">catch (RuntimeException e) {</text:p>
      <text:p text:style-name="P68"><text:s text:c="4"/><text:span text:style-name="T50">tx.</text:span><text:span text:style-name="T75">rollback</text:span><text:span text:style-name="T50">();</text:span></text:p>
      <text:p text:style-name="P68"><text:s text:c="4"/><text:span text:style-name="T50">throw e; // or display error message</text:span></text:p>
      <text:p text:style-name="P69">}</text:p>
      <text:p text:style-name="P69"/>
      <text:h text:style-name="P117"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120"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2">branch of industry i.e. electronic, food, IT, automotive, insurance. </text:span></text:p>
      <text:p text:style-name="P61">You'll not find a DataBinding example here at time. This sample is working without that. </text:p>
      <text:p text:style-name="P43">One of our convention is that a gui module have normally two packages. One for the controllers and one for the ItemRenderers if they need such. So the package structure of the branch is like this:</text:p>
      <text:p text:style-name="P43">de.forsthaus.webui.branch</text:p>
      <text:list xml:id="list33440440" text:style-name="L9">
        <text:list-item>
          <text:p text:style-name="P97">BranchDialogCtrl.java</text:p>
        </text:list-item>
      </text:list>
      <text:list xml:id="list33439550" text:style-name="L10">
        <text:list-item>
          <text:p text:style-name="P98">BranchListCtrl.java</text:p>
        </text:list-item>
      </text:list>
      <text:p text:style-name="P43">de.forsthaus.webui.branch.model</text:p>
      <text:list xml:id="list33434462" text:style-name="L11">
        <text:list-item>
          <text:p text:style-name="P99">BranchListModelItemRenderer.java</text:p>
        </text:list-item>
      </text:list>
      <text:p text:style-name="P43">The zul-templates we have stored in the folders under WEB-INF/pages/“moduleNames“/* .</text:p>
      <text:p text:style-name="P43"/>
      <text:h text:style-name="Heading_20_2" text:outline-level="2">The list window</text:h>
      <text:p text:style-name="P43">We begin with the zul-template for the branches list named as branchList.zul. You'll find them in the folder WEB-INF/pages/branch/branchList.zul .</text:p>
      <text:p text:style-name="P53"><text:span text:style-name="T73">file:</text:span> <text:span text:style-name="T73">branchList.zul</text:span></text:p>
      <text:p text:style-name="P14"><text:span text:style-name="T35">&lt;?</text:span><text:span text:style-name="T37">xml</text:span> <text:span text:style-name="T39">version</text:span><text:span text:style-name="T12">=</text:span><text:span text:style-name="T41">"1.0"</text:span> <text:span text:style-name="T39">encoding</text:span><text:span text:style-name="T12">=</text:span><text:span text:style-name="T41">"UTF-8"</text:span> <text:span text:style-name="T35">?&gt;</text:span></text:p>
      <text:p text:style-name="P27"/>
      <text:p text:style-name="P38">&lt;!-- +++++++++++++++++++++++++++++++++++++++++++++++++++ --&gt;</text:p>
      <text:p text:style-name="P38">&lt;!-- This <text:span text:style-name="T62">taglib</text:span> is used <text:span text:style-name="T49">for</text:span> the translations. <text:s text:c="10"/>--&gt;</text:p>
      <text:p text:style-name="P38">&lt;!-- title="${c:l('panel_BranchList.title')}" <text:s text:c="11"/>--&gt;</text:p>
      <text:p text:style-name="P38">&lt;!-- It's the <text:span text:style-name="T62">aquivalent</text:span> to java: Labels.getLabel("xx"); --&gt;</text:p>
      <text:p text:style-name="P38">&lt;!-- +++++++++++++++++++++++++++++++++++++++++++++++++++ --&gt;</text:p>
      <text:p text:style-name="P27"><text:span text:style-name="T63">&lt;</text:span><text:span text:style-name="T35">?</text:span><text:span text:style-name="T37">taglib</text:span> uri="http://www.zkoss.org/dsp/web/core" prefix="c"<text:span text:style-name="T35">?&gt;</text:span></text:p>
      <text:p text:style-name="P27"/>
      <text:p text:style-name="P38">&lt;!-- +++++++++++++++++++++++++++++++++++++++++++++++++++ --&gt;</text:p>
      <text:p text:style-name="P38">&lt;!-- Resolver <text:span text:style-name="T49">class</text:span> that allows Spring to instantiated <text:s text:c="2"/>--&gt;</text:p>
      <text:p text:style-name="P38">&lt;!-- the controller <text:span text:style-name="T49">class</text:span> <text:span text:style-name="T49">for</text:span> <text:span text:style-name="T49">this</text:span> <text:span text:style-name="T62">zul</text:span>-file. Works on <text:s text:c="3"/>--&gt;</text:p>
      <text:p text:style-name="P38">&lt;!-- apply="${branchListCtrl}" <text:s text:c="26"/>--&gt;</text:p>
      <text:p text:style-name="P38">&lt;!-- +++++++++++++++++++++++++++++++++++++++++++++++++++ --&gt;</text:p>
      <text:p text:style-name="P27"><text:span text:style-name="T35">&lt;?</text:span><text:span text:style-name="T37">variable-resolver</text:span> class="org.zkoss.zkplus.spring.DelegatingVariableResolver"<text:span text:style-name="T35">?&gt;</text:span></text:p>
      <text:p text:style-name="P27"/>
      <text:p text:style-name="P27"><text:span text:style-name="T35">&lt;</text:span><text:span text:style-name="T37">zk</text:span> <text:span text:style-name="T39">xmlns</text:span><text:span text:style-name="T12">=</text:span><text:span text:style-name="T41">"http://www.zkoss.org/2005/zul"</text:span></text:p>
      <text:p text:style-name="P27"><text:tab/><text:span text:style-name="T39">xmlns:h</text:span><text:span text:style-name="T12">=</text:span><text:span text:style-name="T41">"http://www.w3.org/1999/xhtml"</text:span></text:p>
      <text:p text:style-name="P27"><text:tab/><text:span text:style-name="T39">xmlns:xsi</text:span><text:span text:style-name="T12">=</text:span><text:span text:style-name="T41">"http://www.w3.org/2001/XMLSchema-instance"</text:span></text:p>
      <text:p text:style-name="P27"><text:tab/><text:span text:style-name="T39">xsi:schemaLocation</text:span><text:span text:style-name="T12">=</text:span><text:span text:style-name="T41">"http://www.zkoss.org/2005/zul http://www.zkoss.org/2005/zul/zul.xsd"</text:span><text:span text:style-name="T35">&gt;</text:span></text:p>
      <text:p text:style-name="P27"/>
      <text:p text:style-name="P36"><text:tab/><text:span text:style-name="T70">&lt;!-- +++++++++++++++++++++++++++++++++++++++++++++++++++ --&gt;</text:span></text:p>
      <text:p text:style-name="P38"><text:tab/>&lt;!-- Window component as container <text:span text:style-name="T49">for</text:span> other components. --&gt;</text:p>
      <text:p text:style-name="P38"><text:tab/>&lt;!-- +++++++++++++++++++++++++++++++++++++++++++++++++++ --&gt;</text:p>
      <text:p text:style-name="P27"><text:span text:style-name="T12"><text:tab/></text:span><text:span text:style-name="T35">&lt;</text:span><text:span text:style-name="T37">window</text:span> <text:span text:style-name="T39">id</text:span><text:span text:style-name="T12">=</text:span><text:span text:style-name="T41">"window_BranchesList"</text:span> <text:span text:style-name="T39">apply</text:span><text:span text:style-name="T12">=</text:span><text:span text:style-name="T41">"${branchListCtrl}"</text:span></text:p>
      <text:p text:style-name="P27"><text:tab/><text:tab/><text:span text:style-name="T39">border</text:span><text:span text:style-name="T12">=</text:span><text:span text:style-name="T41">"none"</text:span> <text:span text:style-name="T39">width</text:span><text:span text:style-name="T12">=</text:span><text:span text:style-name="T41">"100%"</text:span><text:span text:style-name="T35">&gt;</text:span></text:p>
      <text:p text:style-name="P27"/>
      <text:p text:style-name="P36"><text:tab/><text:tab/><text:span text:style-name="T70">&lt;!-- +++++++++++++++++++++++++++++++++++++++++++++++++++ --&gt;</text:span></text:p>
      <text:p text:style-name="P38"><text:soft-page-break/><text:tab/><text:tab/>&lt;!-- Set the HTML BODY <text:span text:style-name="T49">for</text:span> ONLY <text:span text:style-name="T49">this</text:span> <text:span text:style-name="T62">zul</text:span> file. <text:s text:c="10"/>--&gt;</text:p>
      <text:p text:style-name="P38"><text:tab/><text:tab/>&lt;!-- +++++++++++++++++++++++++++++++++++++++++++++++++++ --&gt;</text:p>
      <text:p text:style-name="P27"><text:span text:style-name="T12"><text:tab/><text:tab/></text:span><text:span text:style-name="T35">&lt;</text:span><text:span text:style-name="T37">style</text:span><text:span text:style-name="T35">&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5">&lt;/</text:span><text:span text:style-name="T37">style</text:span><text:span text:style-name="T35">&gt;</text:span></text:p>
      <text:p text:style-name="P27"/>
      <text:p text:style-name="P27"><text:span text:style-name="T12"><text:tab/><text:tab/></text:span><text:span text:style-name="T35">&lt;</text:span><text:span text:style-name="T37">panel</text:span> <text:span text:style-name="T39">id</text:span><text:span text:style-name="T12">=</text:span><text:span text:style-name="T41">"panel_BranchList"</text:span></text:p>
      <text:p text:style-name="P27"><text:tab/><text:tab/><text:tab/><text:span text:style-name="T39">title</text:span><text:span text:style-name="T12">=</text:span><text:span text:style-name="T41">"${c:l('panel_BranchList.title')}"</text:span> <text:span text:style-name="T39">border</text:span><text:span text:style-name="T12">=</text:span><text:span text:style-name="T41">"none"</text:span> <text:span text:style-name="T35">/&gt;</text:span></text:p>
      <text:p text:style-name="P27"/>
      <text:p text:style-name="P27"><text:span text:style-name="T12"><text:tab/><text:tab/></text:span><text:span text:style-name="T35">&lt;</text:span><text:span text:style-name="T37">toolbar</text:span><text:span text:style-name="T35">&gt;</text:span></text:p>
      <text:p text:style-name="P27"><text:span text:style-name="T12"><text:tab/><text:tab/><text:tab/></text:span><text:span text:style-name="T35">&lt;</text:span><text:span text:style-name="T37">button</text:span> <text:span text:style-name="T39">id</text:span><text:span text:style-name="T12">=</text:span><text:span text:style-name="T41">"btnHelp"</text:span> <text:span text:style-name="T39">image</text:span><text:span text:style-name="T12">=</text:span><text:span text:style-name="T41">"/images/icons/light_16x16.gif"</text:span></text:p>
      <text:p text:style-name="P27"><text:tab/><text:tab/><text:tab/><text:tab/><text:span text:style-name="T39">tooltiptext</text:span><text:span text:style-name="T12">=</text:span><text:span text:style-name="T41">"${c:l('btnHelp.tooltiptext')}"</text:span> <text:span text:style-name="T35">/&gt;</text:span></text:p>
      <text:p text:style-name="P27"><text:span text:style-name="T12"><text:tab/><text:tab/><text:tab/></text:span><text:span text:style-name="T35">&lt;</text:span><text:span text:style-name="T37">button</text:span> <text:span text:style-name="T39">id</text:span><text:span text:style-name="T12">=</text:span><text:span text:style-name="T41">"button_BranchList_NewBranch"</text:span></text:p>
      <text:p text:style-name="P27"><text:tab/><text:tab/><text:tab/><text:tab/><text:span text:style-name="T39">image</text:span><text:span text:style-name="T12">=</text:span><text:span text:style-name="T41">"/images/icons/btn_new2_16x16.gif"</text:span></text:p>
      <text:p text:style-name="P27"><text:tab/><text:tab/><text:tab/><text:tab/><text:span text:style-name="T39">tooltiptext</text:span><text:span text:style-name="T12">=</text:span><text:span text:style-name="T41">"${c:l('button_BranchList_NewBranch.tooltiptext')}"</text:span> <text:span text:style-name="T35">/&gt;</text:span></text:p>
      <text:p text:style-name="P27"><text:span text:style-name="T12"><text:tab/><text:tab/><text:tab/></text:span><text:span text:style-name="T35">&lt;</text:span><text:span text:style-name="T37">button</text:span> <text:span text:style-name="T39">id</text:span><text:span text:style-name="T12">=</text:span><text:span text:style-name="T41">"button_BranchList_PrintBranches"</text:span></text:p>
      <text:p text:style-name="P27"><text:tab/><text:tab/><text:tab/><text:tab/><text:span text:style-name="T39">image</text:span><text:span text:style-name="T12">=</text:span><text:span text:style-name="T41">"/images/icons/btn_print2_16x16.gif"</text:span></text:p>
      <text:p text:style-name="P27"><text:tab/><text:tab/><text:tab/><text:tab/><text:span text:style-name="T39">tooltiptext</text:span><text:span text:style-name="T12">=</text:span><text:span text:style-name="T41">"${c:l('button_BranchList_PrintBranches.tooltiptext')}"</text:span> <text:span text:style-name="T35">/&gt;</text:span></text:p>
      <text:p text:style-name="P27"><text:span text:style-name="T12"><text:tab/><text:tab/></text:span><text:span text:style-name="T35">&lt;/</text:span><text:span text:style-name="T37">toolbar</text:span><text:span text:style-name="T35">&gt;</text:span></text:p>
      <text:p text:style-name="P27"/>
      <text:p text:style-name="P27"><text:span text:style-name="T12"><text:tab/><text:tab/></text:span><text:span text:style-name="T35">&lt;</text:span><text:span text:style-name="T37">hbox</text:span> <text:span text:style-name="T39">style</text:span><text:span text:style-name="T12">=</text:span><text:span text:style-name="T41">"padding: 3px"</text:span><text:span text:style-name="T35">&gt;</text:span></text:p>
      <text:p text:style-name="P27"><text:span text:style-name="T12"><text:tab/><text:tab/><text:tab/></text:span><text:span text:style-name="T35">&lt;</text:span><text:span text:style-name="T37">space</text:span> <text:span text:style-name="T35">/&gt;</text:span></text:p>
      <text:p text:style-name="P27"><text:span text:style-name="T12"><text:tab/><text:tab/><text:tab/></text:span><text:span text:style-name="T35">&lt;</text:span><text:span text:style-name="T37">checkbox</text:span> <text:span text:style-name="T39">id</text:span><text:span text:style-name="T12">=</text:span><text:span text:style-name="T41">"checkbox_Branch_ShowAll"</text:span></text:p>
      <text:p text:style-name="P27"><text:tab/><text:tab/><text:tab/><text:tab/><text:span text:style-name="T39">label</text:span><text:span text:style-name="T12">=</text:span><text:span text:style-name="T41">"${c:l('checkbox_Branch_ShowAll.label')}"</text:span> <text:span text:style-name="T35">/&gt;</text:span></text:p>
      <text:p text:style-name="P27"><text:span text:style-name="T12"><text:tab/><text:tab/><text:tab/></text:span><text:span text:style-name="T35">&lt;</text:span><text:span text:style-name="T37">separator</text:span> <text:span text:style-name="T39">bar</text:span><text:span text:style-name="T12">=</text:span><text:span text:style-name="T41">"true"</text:span> <text:span text:style-name="T39">orient</text:span><text:span text:style-name="T12">=</text:span><text:span text:style-name="T41">"vertical"</text:span> <text:span text:style-name="T35">/&gt;</text:span></text:p>
      <text:p text:style-name="P27"/>
      <text:p text:style-name="P27"><text:span text:style-name="T12"><text:tab/><text:tab/><text:tab/></text:span><text:span text:style-name="T35">&lt;</text:span><text:span text:style-name="T37">label</text:span> <text:span text:style-name="T39">id</text:span><text:span text:style-name="T12">=</text:span><text:span text:style-name="T41">"lbl_Branch_Description"</text:span></text:p>
      <text:p text:style-name="P27"><text:tab/><text:tab/><text:tab/><text:tab/><text:span text:style-name="T39">value</text:span><text:span text:style-name="T12">=</text:span><text:span text:style-name="T41">"${c:l('lbl_Branch_Description.value')}"</text:span> <text:span text:style-name="T35">/&gt;</text:span></text:p>
      <text:p text:style-name="P27"><text:span text:style-name="T12"><text:tab/><text:tab/><text:tab/></text:span><text:span text:style-name="T35">&lt;</text:span><text:span text:style-name="T37">textbox</text:span> <text:span text:style-name="T39">id</text:span><text:span text:style-name="T12">=</text:span><text:span text:style-name="T41">"tb_Branch_Name"</text:span> <text:span text:style-name="T39">width</text:span><text:span text:style-name="T12">=</text:span><text:span text:style-name="T41">"120px"</text:span> <text:span text:style-name="T35">/&gt;</text:span></text:p>
      <text:p text:style-name="P27"><text:span text:style-name="T12"><text:tab/><text:tab/><text:tab/></text:span><text:span text:style-name="T35">&lt;</text:span><text:span text:style-name="T37">button</text:span> <text:span text:style-name="T39">id</text:span><text:span text:style-name="T12">=</text:span><text:span text:style-name="T41">"button_BranchList_Search_BranchName"</text:span></text:p>
      <text:p text:style-name="P27"><text:tab/><text:tab/><text:tab/><text:tab/><text:span text:style-name="T39">image</text:span><text:span text:style-name="T12">=</text:span><text:span text:style-name="T41">"/images/icons/search.gif"</text:span></text:p>
      <text:p text:style-name="P27"><text:tab/><text:tab/><text:tab/><text:tab/><text:span text:style-name="T39">label</text:span><text:span text:style-name="T12">=</text:span><text:span text:style-name="T41">"${c:l('button_BranchList_Search_BranchName.label')}"</text:span></text:p>
      <text:p text:style-name="P27"><text:tab/><text:tab/><text:tab/><text:tab/><text:span text:style-name="T39">tooltiptext</text:span><text:span text:style-name="T12">=</text:span><text:span text:style-name="T41">"$</text:span></text:p>
      <text:p text:style-name="P27"><text:span text:style-name="T41"><text:s text:c="34"/>{c:l('button_BranchList_Search_BranchName.tooltiptext')}"</text:span> <text:span text:style-name="T35">/&gt;</text:span></text:p>
      <text:p text:style-name="P27"><text:span text:style-name="T12"><text:tab/><text:tab/><text:tab/></text:span><text:span text:style-name="T35">&lt;</text:span><text:span text:style-name="T37">separator</text:span> <text:span text:style-name="T39">bar</text:span><text:span text:style-name="T12">=</text:span><text:span text:style-name="T41">"true"</text:span> <text:span text:style-name="T39">orient</text:span><text:span text:style-name="T12">=</text:span><text:span text:style-name="T41">"vertical"</text:span> <text:span text:style-name="T35">/&gt;</text:span></text:p>
      <text:p text:style-name="P27"/>
      <text:p text:style-name="P27"><text:span text:style-name="T12"><text:tab/><text:tab/><text:tab/></text:span><text:span text:style-name="T35">&lt;</text:span><text:span text:style-name="T37">label</text:span> <text:span text:style-name="T39">id</text:span><text:span text:style-name="T12">=</text:span><text:span text:style-name="T41">"lbl_Branch_No"</text:span></text:p>
      <text:p text:style-name="P27"><text:tab/><text:tab/><text:tab/><text:tab/><text:span text:style-name="T39">value</text:span><text:span text:style-name="T12">=</text:span><text:span text:style-name="T41">"${c:l('lbl_Branch_No.value')}"</text:span> <text:span text:style-name="T35">/&gt;</text:span></text:p>
      <text:p text:style-name="P27"><text:span text:style-name="T12"><text:tab/><text:tab/><text:tab/></text:span><text:span text:style-name="T35">&lt;</text:span><text:span text:style-name="T37">textbox</text:span> <text:span text:style-name="T39">id</text:span><text:span text:style-name="T12">=</text:span><text:span text:style-name="T41">"tb_Branch_No"</text:span> <text:span text:style-name="T39">width</text:span><text:span text:style-name="T12">=</text:span><text:span text:style-name="T41">"120px"</text:span> <text:span text:style-name="T35">/&gt;</text:span></text:p>
      <text:p text:style-name="P27"><text:span text:style-name="T12"><text:tab/><text:tab/><text:tab/></text:span><text:span text:style-name="T35">&lt;</text:span><text:span text:style-name="T37">button</text:span> <text:span text:style-name="T39">id</text:span><text:span text:style-name="T12">=</text:span><text:span text:style-name="T41">"button_BranchList_Search_BranchNo"</text:span></text:p>
      <text:p text:style-name="P27"><text:tab/><text:tab/><text:tab/><text:tab/><text:span text:style-name="T39">image</text:span><text:span text:style-name="T12">=</text:span><text:span text:style-name="T41">"/images/icons/search.gif"</text:span></text:p>
      <text:p text:style-name="P27"><text:tab/><text:tab/><text:tab/><text:tab/><text:span text:style-name="T39">label</text:span><text:span text:style-name="T12">=</text:span><text:span text:style-name="T41">"${c:l('button_BranchList_Search_BranchNo.label')}"</text:span></text:p>
      <text:p text:style-name="P27"><text:tab/><text:tab/><text:tab/><text:tab/><text:span text:style-name="T39">tooltiptext</text:span><text:span text:style-name="T12">=</text:span><text:span text:style-name="T41">"${c:l('button_BranchList_Search_BranchNo.tooltiptext')}"</text:span> <text:span text:style-name="T35">/&gt;</text:span></text:p>
      <text:p text:style-name="P27"><text:span text:style-name="T12"><text:tab/><text:tab/><text:tab/></text:span><text:span text:style-name="T35">&lt;</text:span><text:span text:style-name="T37">separator</text:span> <text:span text:style-name="T39">bar</text:span><text:span text:style-name="T12">=</text:span><text:span text:style-name="T41">"true"</text:span> <text:span text:style-name="T39">orient</text:span><text:span text:style-name="T12">=</text:span><text:span text:style-name="T41">"vertical"</text:span> <text:span text:style-name="T35">/&gt;</text:span></text:p>
      <text:p text:style-name="P27"><text:span text:style-name="T12"><text:tab/><text:tab/></text:span><text:span text:style-name="T35">&lt;/</text:span><text:span text:style-name="T37">hbox</text:span><text:span text:style-name="T35">&gt;</text:span></text:p>
      <text:p text:style-name="P27"/>
      <text:p text:style-name="P27"><text:span text:style-name="T12"><text:tab/><text:tab/></text:span><text:span text:style-name="T35">&lt;</text:span><text:span text:style-name="T37">borderlayout</text:span> <text:span text:style-name="T39">id</text:span><text:span text:style-name="T12">=</text:span><text:span text:style-name="T41">"borderLayout_branchList"</text:span><text:span text:style-name="T35">&gt;</text:span></text:p>
      <text:p text:style-name="P27"/>
      <text:p text:style-name="P27"><text:span text:style-name="T12"><text:tab/><text:tab/><text:tab/></text:span><text:span text:style-name="T35">&lt;</text:span><text:span text:style-name="T37">north</text:span> <text:span text:style-name="T39">border</text:span><text:span text:style-name="T12">=</text:span><text:span text:style-name="T41">"none"</text:span> <text:span text:style-name="T39">height</text:span><text:span text:style-name="T12">=</text:span><text:span text:style-name="T41">"26px"</text:span><text:span text:style-name="T35">&gt;</text:span></text:p>
      <text:p text:style-name="P27"><text:span text:style-name="T12"><text:tab/><text:tab/><text:tab/><text:tab/></text:span><text:span text:style-name="T35">&lt;</text:span><text:span text:style-name="T37">paging</text:span> <text:span text:style-name="T39">id</text:span><text:span text:style-name="T12">=</text:span><text:span text:style-name="T41">"paging_BranchList"</text:span> <text:span text:style-name="T39">pageSize</text:span><text:span text:style-name="T12">=</text:span><text:span text:style-name="T41">"20"</text:span> <text:span text:style-name="T35">/&gt;</text:span></text:p>
      <text:p text:style-name="P27"><text:span text:style-name="T12"><text:tab/><text:tab/><text:tab/></text:span><text:span text:style-name="T35">&lt;/</text:span><text:span text:style-name="T37">north</text:span><text:span text:style-name="T35">&gt;</text:span></text:p>
      <text:p text:style-name="P27"/>
      <text:p text:style-name="P27"><text:span text:style-name="T12"><text:tab/><text:tab/><text:tab/></text:span><text:span text:style-name="T35">&lt;</text:span><text:span text:style-name="T37">center</text:span> <text:span text:style-name="T39">border</text:span><text:span text:style-name="T12">=</text:span><text:span text:style-name="T41">"normal"</text:span><text:span text:style-name="T35">&gt;</text:span></text:p>
      <text:p text:style-name="P27"><text:span text:style-name="T12"><text:tab/><text:tab/><text:tab/><text:tab/></text:span><text:span text:style-name="T35">&lt;</text:span><text:span text:style-name="T37">listbox</text:span> <text:span text:style-name="T39">id</text:span><text:span text:style-name="T12">=</text:span><text:span text:style-name="T41">"listBoxBranch"</text:span> <text:span text:style-name="T39">vflex</text:span><text:span text:style-name="T12">=</text:span><text:span text:style-name="T41">"true"</text:span></text:p>
      <text:p text:style-name="P27"><text:tab/><text:tab/><text:tab/><text:tab/><text:tab/><text:span text:style-name="T39">tooltiptext</text:span><text:span text:style-name="T12">=</text:span><text:span text:style-name="T41">"${c:l('listbox.tooltiptext')}"</text:span> <text:span text:style-name="T39">width</text:span><text:span text:style-name="T12">=</text:span><text:span text:style-name="T41">"99.5%"</text:span></text:p>
      <text:p text:style-name="P27"><text:tab/><text:tab/><text:tab/><text:tab/><text:tab/><text:span text:style-name="T39">height</text:span><text:span text:style-name="T12">=</text:span><text:span text:style-name="T41">"100%"</text:span> <text:span text:style-name="T39">multiple</text:span><text:span text:style-name="T12">=</text:span><text:span text:style-name="T41">"false"</text:span><text:span text:style-name="T35">&gt;</text:span></text:p>
      <text:p text:style-name="P27"><text:span text:style-name="T12"><text:tab/><text:tab/><text:tab/><text:tab/><text:tab/></text:span><text:span text:style-name="T35">&lt;</text:span><text:span text:style-name="T37">listhead</text:span> <text:span text:style-name="T39">sizable</text:span><text:span text:style-name="T12">=</text:span><text:span text:style-name="T41">"true"</text:span><text:span text:style-name="T35">&gt;</text:span></text:p>
      <text:p text:style-name="P27"><text:span text:style-name="T12"><text:tab/><text:tab/><text:tab/><text:tab/><text:tab/><text:tab/></text:span><text:span text:style-name="T35">&lt;</text:span><text:span text:style-name="T37">listheader</text:span> <text:span text:style-name="T39">id</text:span><text:span text:style-name="T12">=</text:span><text:span text:style-name="T41">"listheader_Branch_Description"</text:span></text:p>
      <text:p text:style-name="P27"><text:tab/><text:tab/><text:tab/><text:tab/><text:tab/><text:tab/><text:tab/><text:span text:style-name="T39">image</text:span><text:span text:style-name="T12">=</text:span><text:span text:style-name="T41">"/images/icons/sequence.gif"</text:span></text:p>
      <text:p text:style-name="P27"><text:tab/><text:tab/><text:tab/><text:tab/><text:tab/><text:tab/><text:tab/><text:span text:style-name="T39">label</text:span><text:span text:style-name="T12">=</text:span><text:span text:style-name="T41">"${c:l('listheader_Branch_Description.label')}"</text:span></text:p>
      <text:p text:style-name="P27"><text:span text:style-name="T41"><text:tab/><text:tab/><text:tab/><text:tab/><text:tab/><text:tab/><text:tab/>s</text:span><text:span text:style-name="T39">ort</text:span><text:span text:style-name="T12">=</text:span><text:span text:style-name="T41">"auto" </text:span><text:span text:style-name="T39">width</text:span><text:span text:style-name="T12">=</text:span><text:span text:style-name="T41">"25%"</text:span> <text:span text:style-name="T35">/&gt;</text:span></text:p>
      <text:p text:style-name="P27"><text:span text:style-name="T12"><text:tab/><text:tab/><text:tab/><text:tab/><text:tab/><text:tab/></text:span><text:span text:style-name="T35">&lt;</text:span><text:span text:style-name="T37">listheader</text:span> <text:span text:style-name="T39">id</text:span><text:span text:style-name="T12">=</text:span><text:span text:style-name="T41">"listheader_Branch_No"</text:span></text:p>
      <text:p text:style-name="P27"><text:tab/><text:tab/><text:tab/><text:tab/><text:tab/><text:tab/><text:tab/><text:span text:style-name="T39">image</text:span><text:span text:style-name="T12">=</text:span><text:span text:style-name="T41">"/images/icons/builder.gif"</text:span></text:p>
      <text:p text:style-name="P27"><text:tab/><text:tab/><text:tab/><text:tab/><text:tab/><text:tab/><text:tab/><text:span text:style-name="T39">label</text:span><text:span text:style-name="T12">=</text:span><text:span text:style-name="T41">"${c:l('listheader_Branch_No.label')}"</text:span></text:p>
      <text:p text:style-name="P27"><text:span text:style-name="T39"><text:tab/><text:tab/><text:tab/><text:tab/><text:tab/><text:tab/><text:tab/>sort</text:span><text:span text:style-name="T12">=</text:span><text:span text:style-name="T41">"auto" </text:span><text:span text:style-name="T39">width</text:span><text:span text:style-name="T12">=</text:span><text:span text:style-name="T41">"20%"</text:span> <text:span text:style-name="T35">/&gt;</text:span></text:p>
      <text:p text:style-name="P27"><text:span text:style-name="T12"><text:tab/><text:tab/><text:tab/><text:tab/><text:tab/></text:span><text:span text:style-name="T35">&lt;/</text:span><text:span text:style-name="T37">listhead</text:span><text:span text:style-name="T35">&gt;</text:span></text:p>
      <text:p text:style-name="P27"><text:span text:style-name="T12"><text:tab/><text:tab/><text:tab/><text:tab/></text:span><text:span text:style-name="T35">&lt;/</text:span><text:span text:style-name="T37">listbox</text:span><text:span text:style-name="T35">&gt;</text:span></text:p>
      <text:p text:style-name="P27"><text:span text:style-name="T12"><text:tab/><text:tab/><text:tab/></text:span><text:span text:style-name="T35">&lt;/</text:span><text:span text:style-name="T37">center</text:span><text:span text:style-name="T35">&gt;</text:span></text:p>
      <text:p text:style-name="P27"/>
      <text:p text:style-name="P27"><text:span text:style-name="T12"><text:tab/><text:tab/><text:tab/></text:span><text:span text:style-name="T35">&lt;</text:span><text:span text:style-name="T37">south</text:span> <text:span text:style-name="T39">border</text:span><text:span text:style-name="T12">=</text:span><text:span text:style-name="T41">"none"</text:span><text:span text:style-name="T35">&gt;</text:span></text:p>
      <text:p text:style-name="P27"><text:span text:style-name="T12"><text:tab/><text:tab/><text:tab/><text:tab/></text:span><text:span text:style-name="T35">&lt;</text:span><text:span text:style-name="T37">separator</text:span> <text:span text:style-name="T35">/&gt;</text:span></text:p>
      <text:p text:style-name="P27"><text:span text:style-name="T12"><text:tab/><text:tab/><text:tab/></text:span><text:span text:style-name="T35">&lt;/</text:span><text:span text:style-name="T37">south</text:span><text:span text:style-name="T35">&gt;</text:span></text:p>
      <text:p text:style-name="P27"/>
      <text:p text:style-name="P27"><text:span text:style-name="T12"><text:tab/><text:tab/></text:span><text:span text:style-name="T35">&lt;/</text:span><text:span text:style-name="T37">borderlayout</text:span><text:span text:style-name="T35">&gt;</text:span></text:p>
      <text:p text:style-name="P27"/>
      <text:p text:style-name="P27"/>
      <text:p text:style-name="P27"><text:span text:style-name="T12"><text:tab/></text:span><text:span text:style-name="T35">&lt;/</text:span><text:span text:style-name="T37">window</text:span><text:span text:style-name="T35">&gt;</text:span></text:p>
      <text:p text:style-name="P28"><text:span text:style-name="T36">&lt;/</text:span><text:span text:style-name="T38">zk</text:span><text:span text:style-name="T36">&gt;</text:span></text:p>
      <text:p text:style-name="P44"/>
      <text:p text:style-name="P43">If rendered it looks like this:</text:p>
      <text:p text:style-name="P43"><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3">The tab you are seen are created and named in the menu controller. That tab are appended for the branchList.zul with the Executions.createComponents() methode.</text:p>
      <text:p text:style-name="P43">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3">GenericForwardComposer </text:p>
      <text:p text:style-name="P43"><text:tab/><text:tab/>→ GFCBaseCtrl </text:p>
      <text:p text:style-name="P43"><text:tab/><text:tab/><text:tab/><text:tab/>→ GFCBaseListCtrl </text:p>
      <text:p text:style-name="P43"/>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7">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7"><text:span text:style-name="T12">So we must named the public method <text:s/></text:span><text:span text:style-name="T13">onCreate</text:span><text:span text:style-name="T18">$</text:span><text:span text:style-name="T13">window_BranchesList(Event event)</text:span></text:p>
      <text:p text:style-name="Text_20_body"/>
      <text:p text:style-name="P43">In this kind of method (onCreate$aListWindowController) of a list controller we do all time the same stuff. </text:p>
      <text:list xml:id="list33443292" text:style-name="L12">
        <text:list-item>
          <text:p text:style-name="P100">Check the rights for the components.</text:p>
        </text:list-item>
        <text:list-item>
          <text:p text:style-name="P100">Calculate how many rows have place in the listbox.</text:p>
        </text:list-item>
        <text:list-item>
          <text:p text:style-name="P100">Assign the FieldComparators fields for the listheaders sorting.</text:p>
        </text:list-item>
        <text:list-item>
          <text:p text:style-name="P100">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00">Set the ItemRenderer for the listBox.</text:p>
        </text:list-item>
      </text:list>
      <text:p text:style-name="P43"/>
      <text:p text:style-name="P43">The ItemRenderer class is named <text:span text:style-name="T19">BranchListModelItemRenderer. </text:span></text:p>
      <text:p text:style-name="P52">Because we have put the ItemRenderer in a seperate class and we would do some events on the ListItems, so we must forward these events to the controller class.</text:p>
      <text:p text:style-name="P43"><text:span text:style-name="T26">In the render() method on the end of the code is a line:</text:span><text:span text:style-name="T19"> </text:span></text:p>
      <text:p text:style-name="P43"><text:span text:style-name="T19">ComponentsCtrl.</text:span><text:span text:style-name="T14">applyForward</text:span><text:span text:style-name="T19">(item, </text:span><text:span text:style-name="T43">"onDoubleClick=onDoubleClicked"</text:span><text:span text:style-name="T19">);</text:span></text:p>
      <text:p text:style-name="P52"><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3">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64">// get the selected object</text:span></text:p>
      <text:p text:style-name="P27"><text:span text:style-name="T12"><text:tab/><text:tab/>Listitem item = </text:span><text:span text:style-name="T67">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64">// CAST TO THE SELECTED OBJECT</text:span></text:p>
      <text:p text:style-name="P27"><text:span text:style-name="T12"><text:tab/><text:tab/><text:tab/>Branche aBranche = (Branche) item.getAttribute(</text:span><text:span text:style-name="T40">"data"</text:span><text:span text:style-name="T12">);</text:span></text:p>
      <text:p text:style-name="P28"><text:span text:style-name="T26"><text:tab/></text:span><text:span text:style-name="T23"> <text:s text:c="12"/>...</text:span></text:p>
      <text:p text:style-name="P44"/>
      <text:p text:style-name="P43">The dialogWindow for inserting oder editing data can be called with a doubleClick on such a Listitem in the listbox or by onClick of the 'new' button.</text:p>
      <text:p text:style-name="P43">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31"><text:tab/> * Opens the detail view. </text:span><text:span text:style-name="T33">&lt;br&gt;</text:span></text:p>
      <text:p text:style-name="P27"><text:span text:style-name="T31"><text:tab/> * </text:span><text:span text:style-name="T32">Overhanded</text:span><text:span text:style-name="T31"> some </text:span><text:span text:style-name="T32">params</text:span><text:span text:style-name="T31"> in a map if needed. </text:span><text:span text:style-name="T33">&lt;br&gt;</text:span></text:p>
      <text:p text:style-name="P30"><text:tab/> * </text:p>
      <text:p text:style-name="P27"><text:span text:style-name="T31"><text:tab/> * </text:span><text:span text:style-name="T34">@param</text:span><text:span text:style-name="T31"> aBranche</text:span></text:p>
      <text:p text:style-name="P27"><text:span text:style-name="T31"><text:tab/> * </text:span><text:span text:style-name="T34">@throws</text:span><text:span text:style-name="T31">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64">/*</text:span></text:p>
      <text:p text:style-name="P40"><text:tab/><text:tab/> * We can call our Dialog <text:span text:style-name="T62">zul</text:span>-file with parameters. So we can call them</text:p>
      <text:p text:style-name="P40"><text:tab/><text:tab/> * with a object of the selected item. For handed over these parameter</text:p>
      <text:p text:style-name="P40"><text:tab/><text:tab/> * only a Map is accepted. So we put the object in a HashMap.</text:p>
      <text:p text:style-name="P40"><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40">"branche"</text:span><text:span text:style-name="T12">, aBranche);</text:span></text:p>
      <text:p text:style-name="P27"><text:span text:style-name="T12"><text:tab/><text:tab/></text:span><text:span text:style-name="T64">/*</text:span></text:p>
      <text:p text:style-name="P40"><text:tab/><text:tab/> * we can additionally handed over the listBox, so we have in the dialog</text:p>
      <text:p text:style-name="P40"><text:tab/><text:tab/> * access to the <text:span text:style-name="T62">listbox</text:span> <text:span text:style-name="T62">Listmodel</text:span>. This is fine for synchronizing the</text:p>
      <text:p text:style-name="P40"><text:tab/><text:tab/> * data in the customerListbox from the dialog when we do a delete, edit</text:p>
      <text:p text:style-name="P40"><text:tab/><text:tab/> * or insert a customer.</text:p>
      <text:p text:style-name="P40"><text:tab/><text:tab/> */</text:p>
      <text:p text:style-name="P27"><text:span text:style-name="T12"><text:tab/><text:tab/>map.put(</text:span><text:span text:style-name="T40">"lbBranch"</text:span><text:span text:style-name="T12">, </text:span><text:span text:style-name="T67">listBoxBranch</text:span><text:span text:style-name="T12">);</text:span></text:p>
      <text:p text:style-name="P27"/>
      <text:p text:style-name="P27"><text:span text:style-name="T12"><text:tab/><text:tab/></text:span><text:span text:style-name="T64">// call the </text:span><text:span text:style-name="T65">zul</text:span><text:span text:style-name="T64">-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40">"/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8">logger</text:span><text:span text:style-name="T12">.error(</text:span><text:span text:style-name="T40">"onOpenWindow:: error opening window / "</text:span><text:span text:style-name="T12"> + e.getMessage());</text:span></text:p>
      <text:p text:style-name="P27"/>
      <text:p text:style-name="P27"><text:span text:style-name="T12"><text:tab/><text:tab/><text:tab/></text:span><text:span text:style-name="T64">//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40">"message_Error"</text:span><text:span text:style-name="T12">);</text:span></text:p>
      <text:p text:style-name="P27"/>
      <text:p text:style-name="P31"><text:tab/><text:tab/><text:tab/>MultiLineMessageBox.<text:span text:style-name="T48">doSetTemplate</text:span>();</text:p>
      <text:p text:style-name="P27"><text:span text:style-name="T12"><text:tab/><text:tab/><text:tab/>MultiLineMessageBox.</text:span><text:span text:style-name="T28">show</text:span><text:span text:style-name="T12">(msg, title, MultiLineMessageBox.</text:span><text:span text:style-name="T68">OK</text:span><text:span text:style-name="T12">, </text:span><text:span text:style-name="T40">"ERROR"</text:span><text:span text:style-name="T12">, </text:span><text:span text:style-name="T9">true</text:span><text:span text:style-name="T12">);</text:span></text:p>
      <text:p text:style-name="P31"><text:tab/><text:tab/>}</text:p>
      <text:p text:style-name="P31"><text:tab/>}</text:p>
      <text:p text:style-name="P43"/>
      <text:p text:style-name="P43">In the dialog window controller we must now read back the params in the overhanded map. </text:p>
      <text:p text:style-name="P43"/>
      <text:p text:style-name="P43">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31">/**</text:span></text:p>
      <text:p text:style-name="P27"><text:span text:style-name="T31"><text:tab/> * Filter the branch list with 'like branch name'. </text:span><text:span text:style-name="T33">&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8">logger</text:span><text:span text:style-name="T12">.isDebugEnabled()) {</text:span></text:p>
      <text:p text:style-name="P27"><text:span text:style-name="T12"><text:tab/><text:tab/><text:tab/></text:span><text:span text:style-name="T68">logger</text:span><text:span text:style-name="T12">.debug(</text:span><text:span text:style-name="T40">"--&gt; "</text:span><text:span text:style-name="T12"> + event.toString());</text:span></text:p>
      <text:p text:style-name="P31"><text:tab/><text:tab/>}</text:p>
      <text:p text:style-name="P27"><text:soft-page-break/></text:p>
      <text:p text:style-name="P27"><text:span text:style-name="T12"><text:tab/><text:tab/></text:span><text:span text:style-name="T64">// if not empty</text:span></text:p>
      <text:p text:style-name="P27"><text:span text:style-name="T12"><text:tab/><text:tab/></text:span><text:span text:style-name="T9">if</text:span><text:span text:style-name="T12"> (!</text:span><text:span text:style-name="T67">tb_Branch_Name</text:span><text:span text:style-name="T12">.getValue().isEmpty()) {</text:span></text:p>
      <text:p text:style-name="P27"><text:span text:style-name="T12"><text:tab/><text:tab/><text:tab/></text:span><text:span text:style-name="T67">checkbox_Branch_ShowAll</text:span><text:span text:style-name="T12">.setChecked(</text:span><text:span text:style-name="T9">false</text:span><text:span text:style-name="T12">); </text:span><text:span text:style-name="T64">// unCheck</text:span></text:p>
      <text:p text:style-name="P27"><text:span text:style-name="T12"><text:tab/><text:tab/><text:tab/></text:span><text:span text:style-name="T67">tb_Branch_No</text:span><text:span text:style-name="T12">.setValue(</text:span><text:span text:style-name="T40">""</text:span><text:span text:style-name="T12">); </text:span><text:span text:style-name="T64">// clear</text:span></text:p>
      <text:p text:style-name="P27"/>
      <text:p text:style-name="P27"><text:span text:style-name="T12"><text:tab/><text:tab/><text:tab/></text:span><text:span text:style-name="T64">// ++ create the searchObject and </text:span><text:span text:style-name="T65">init</text:span><text:span text:style-name="T64">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67">countRows</text:span><text:span text:style-name="T12">);</text:span></text:p>
      <text:p text:style-name="P27"><text:span text:style-name="T12"><text:tab/><text:tab/><text:tab/>searchObjBranch.addFilter(</text:span><text:span text:style-name="T9">new</text:span><text:span text:style-name="T12"> Filter(</text:span><text:span text:style-name="T40">"braBezeichnung"</text:span><text:span text:style-name="T12">, </text:span><text:span text:style-name="T40">"%"</text:span><text:span text:style-name="T12"> + </text:span><text:span text:style-name="T67">tb_Branch_Name</text:span><text:span text:style-name="T12">.getValue() </text:span></text:p>
      <text:p text:style-name="P27"><text:span text:style-name="T12"><text:tab/><text:tab/><text:tab/><text:tab/><text:tab/><text:tab/><text:tab/><text:tab/><text:tab/><text:tab/>+ </text:span><text:span text:style-name="T40">"%"</text:span><text:span text:style-name="T12">, Filter.</text:span><text:span text:style-name="T68">OP_ILIKE</text:span><text:span text:style-name="T12">));</text:span></text:p>
      <text:p text:style-name="P27"><text:span text:style-name="T12"><text:tab/><text:tab/><text:tab/>searchObjBranch.addSort(</text:span><text:span text:style-name="T40">"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3"/>
      <text:p text:style-name="P43">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64">// </text:span><text:span text:style-name="T65">init</text:span><text:span text:style-name="T64"> the first entry</text:span><text:span text:style-name="T12"><text:tab/><text:tab/></text:span></text:p>
      <text:p text:style-name="P14"><text:span text:style-name="T12"><text:tab/><text:tab/>ListModelList lml = (ListModelList) </text:span><text:span text:style-name="T67">listBoxOrder</text:span><text:span text:style-name="T12">.getModel();</text:span></text:p>
      <text:p text:style-name="P27"/>
      <text:p text:style-name="P27"><text:span text:style-name="T12"><text:tab/><text:tab/></text:span><text:span text:style-name="T64">// Now we would show the corresponding detail list of the first</text:span></text:p>
      <text:p text:style-name="P27"><text:span text:style-name="T12"><text:tab/><text:tab/></text:span><text:span text:style-name="T64">// selected entry of the MASTER Table</text:span></text:p>
      <text:p text:style-name="P27"><text:span text:style-name="T12"><text:tab/><text:tab/></text:span><text:span text:style-name="T64">// We became not the first item FROM the list because it's not</text:span></text:p>
      <text:p text:style-name="P27"><text:span text:style-name="T12"><text:tab/><text:tab/></text:span><text:span text:style-name="T64">// rendered at this time.</text:span></text:p>
      <text:p text:style-name="P27"><text:span text:style-name="T12"><text:tab/><text:tab/></text:span><text:span text:style-name="T64">// So we take the first entry in the ListModelList and set as</text:span></text:p>
      <text:p text:style-name="P27"><text:span text:style-name="T12"><text:tab/><text:tab/></text:span><text:span text:style-name="T64">//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67">listBoxOrder</text:span><text:span text:style-name="T12">.setSelectedIndex(rowIndex);</text:span></text:p>
      <text:p text:style-name="P27"><text:span text:style-name="T12"><text:tab/><text:tab/><text:tab/></text:span><text:span text:style-name="T64">//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66">// get the related order positions</text:span></text:p>
      <text:p text:style-name="P44"><text:tab/><text:tab/><text:tab/>...</text:p>
      <text:p text:style-name="P43"/>
      <text:h text:style-name="Heading_20_2" text:outline-level="2">The dialog window</text:h>
      <text:p text:style-name="P43">The zul-template for the branches dialog named as branchDialog.zul. You'll find them in the folder WEB-INF/pages/branch/branchDialog.zul .</text:p>
      <text:p text:style-name="P53"><text:span text:style-name="T73">file:</text:span> <text:span text:style-name="T73">branchDialog.zul</text:span></text:p>
      <text:p text:style-name="P14"><text:span text:style-name="T35">&lt;?</text:span><text:span text:style-name="T37">xml</text:span> <text:span text:style-name="T39">version</text:span><text:span text:style-name="T12">=</text:span><text:span text:style-name="T41">"1.0"</text:span> <text:span text:style-name="T39">encoding</text:span><text:span text:style-name="T12">=</text:span><text:span text:style-name="T41">"UTF-8"</text:span><text:span text:style-name="T35">?&gt;</text:span></text:p>
      <text:p text:style-name="P27"/>
      <text:p text:style-name="P36">&lt;!-- +++++++++++++++++++++++++++++++++++++++++++++++++++ --&gt;</text:p>
      <text:p text:style-name="P36">&lt;!-- This <text:span text:style-name="T62">taglib</text:span> is used <text:span text:style-name="T47">for</text:span> the translations. <text:s text:c="10"/>--&gt;</text:p>
      <text:p text:style-name="P36">&lt;!-- title="${c:l('panel_BranchList.title')}" <text:s text:c="11"/>--&gt;</text:p>
      <text:p text:style-name="P36">&lt;!-- It's the <text:span text:style-name="T62">aquivalent</text:span> to java: Labels.getLabel("xx"); --&gt;</text:p>
      <text:p text:style-name="P36">&lt;!-- +++++++++++++++++++++++++++++++++++++++++++++++++++ --&gt;</text:p>
      <text:p text:style-name="P27"><text:span text:style-name="T35">&lt;?</text:span><text:span text:style-name="T37">taglib</text:span> uri="http://www.zkoss.org/dsp/web/core" prefix="c"<text:span text:style-name="T35">?&gt;</text:span></text:p>
      <text:p text:style-name="P27"/>
      <text:p text:style-name="P36">&lt;!-- +++++++++++++++++++++++++++++++++++++++++++++++++++ --&gt;</text:p>
      <text:p text:style-name="P36">&lt;!-- Resolver <text:span text:style-name="T49">class</text:span> that allows Spring to instantiated <text:s text:c="2"/>--&gt;</text:p>
      <text:p text:style-name="P36">&lt;!-- the controller <text:span text:style-name="T49">class</text:span> <text:span text:style-name="T49">for</text:span> <text:span text:style-name="T49">this</text:span> <text:span text:style-name="T62">zul</text:span>-file. Works on <text:s text:c="3"/>--&gt;</text:p>
      <text:p text:style-name="P36">&lt;!-- apply="${branchListCtrl}" <text:s text:c="26"/>--&gt;</text:p>
      <text:p text:style-name="P36">&lt;!-- +++++++++++++++++++++++++++++++++++++++++++++++++++ --&gt;</text:p>
      <text:p text:style-name="P27"><text:span text:style-name="T35">&lt;?</text:span><text:span text:style-name="T37">variable-resolver</text:span> class="org.zkoss.zkplus.spring.DelegatingVariableResolver"<text:span text:style-name="T35">?&gt;</text:span></text:p>
      <text:p text:style-name="P27"/>
      <text:p text:style-name="P27"><text:span text:style-name="T35">&lt;</text:span><text:span text:style-name="T37">zk</text:span> <text:span text:style-name="T39">xmlns</text:span><text:span text:style-name="T12">=</text:span><text:span text:style-name="T41">"http://www.zkoss.org/2005/zul"</text:span></text:p>
      <text:p text:style-name="P27"><text:tab/><text:span text:style-name="T39">xmlns:h</text:span><text:span text:style-name="T12">=</text:span><text:span text:style-name="T41">"http://www.w3.org/1999/xhtml"</text:span></text:p>
      <text:p text:style-name="P27"><text:tab/><text:span text:style-name="T39">xmlns:xsi</text:span><text:span text:style-name="T12">=</text:span><text:span text:style-name="T41">"http://www.w3.org/2001/XMLSchema-instance"</text:span></text:p>
      <text:p text:style-name="P27"><text:tab/><text:span text:style-name="T39">xmlns:a</text:span><text:span text:style-name="T12">=</text:span><text:span text:style-name="T41">"http://www.zkoss.org/2005/zk/annotation"</text:span></text:p>
      <text:p text:style-name="P27"><text:tab/><text:span text:style-name="T39">xsi:schemaLocation</text:span><text:span text:style-name="T12">=</text:span><text:span text:style-name="T41">"http://www.zkoss.org/2005/zul http://www.zkoss.org/2005/zul/zul.xsd"</text:span><text:span text:style-name="T35">&gt;</text:span></text:p>
      <text:p text:style-name="P27"/>
      <text:p text:style-name="P27"/>
      <text:p text:style-name="P27"><text:span text:style-name="T12"><text:tab/></text:span><text:span text:style-name="T63">&lt;!-- +++++++++++++++++++++++++++++++++++++++++++++++++++ --&gt;</text:span></text:p>
      <text:p text:style-name="P36"><text:tab/>&lt;!-- Window component as container <text:span text:style-name="T49">for</text:span> other components. --&gt;</text:p>
      <text:p text:style-name="P36"><text:tab/>&lt;!-- +++++++++++++++++++++++++++++++++++++++++++++++++++ --&gt;</text:p>
      <text:p text:style-name="P27"><text:span text:style-name="T12"><text:tab/></text:span><text:span text:style-name="T35">&lt;</text:span><text:span text:style-name="T37">window</text:span> <text:span text:style-name="T39">id</text:span><text:span text:style-name="T12">=</text:span><text:span text:style-name="T41">"window_BranchesDialog"</text:span></text:p>
      <text:p text:style-name="P27"><text:tab/><text:tab/><text:span text:style-name="T39">title</text:span><text:span text:style-name="T12">=</text:span><text:span text:style-name="T41">"${c:l('window_BranchesDialog.title')}"</text:span> <text:span text:style-name="T39">border</text:span><text:span text:style-name="T12">=</text:span><text:span text:style-name="T41">"none"</text:span></text:p>
      <text:p text:style-name="P27"><text:soft-page-break/><text:tab/><text:tab/><text:span text:style-name="T39">apply</text:span><text:span text:style-name="T12">=</text:span><text:span text:style-name="T41">"${branchDialogCtrl}"</text:span> <text:span text:style-name="T39">closable</text:span><text:span text:style-name="T12">=</text:span><text:span text:style-name="T41">"true"</text:span> <text:span text:style-name="T39">width</text:span><text:span text:style-name="T12">=</text:span><text:span text:style-name="T41">"450px"</text:span></text:p>
      <text:p text:style-name="P27"><text:tab/><text:tab/><text:span text:style-name="T39">height</text:span><text:span text:style-name="T12">=</text:span><text:span text:style-name="T41">"250px"</text:span><text:span text:style-name="T35">&gt;</text:span></text:p>
      <text:p text:style-name="P27"/>
      <text:p text:style-name="P27"><text:span text:style-name="T12"><text:tab/><text:tab/></text:span><text:span text:style-name="T63">&lt;!-- +++++++++++++++++++++++++++++++++++++++++++++++++++ --&gt;</text:span></text:p>
      <text:p text:style-name="P36"><text:tab/><text:tab/>&lt;!-- Set the HTML BODY style <text:span text:style-name="T49">for</text:span> ONLY <text:span text:style-name="T49">this</text:span> <text:span text:style-name="T62">zul</text:span> file. <text:s text:c="4"/>--&gt;</text:p>
      <text:p text:style-name="P36"><text:tab/><text:tab/>&lt;!-- +++++++++++++++++++++++++++++++++++++++++++++++++++ --&gt;</text:p>
      <text:p text:style-name="P27"><text:span text:style-name="T12"><text:tab/><text:tab/></text:span><text:span text:style-name="T35">&lt;</text:span><text:span text:style-name="T37">style</text:span><text:span text:style-name="T35">&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5">&lt;/</text:span><text:span text:style-name="T37">style</text:span><text:span text:style-name="T35">&gt;</text:span></text:p>
      <text:p text:style-name="P27"/>
      <text:p text:style-name="P27"><text:span text:style-name="T12"><text:tab/><text:tab/></text:span><text:span text:style-name="T35">&lt;</text:span><text:span text:style-name="T37">borderlayout</text:span> <text:span text:style-name="T39">id</text:span><text:span text:style-name="T12">=</text:span><text:span text:style-name="T41">"borderlayoutBranchDialog"</text:span><text:span text:style-name="T35">&gt;</text:span></text:p>
      <text:p text:style-name="P27"/>
      <text:p text:style-name="P27"><text:span text:style-name="T12"><text:tab/><text:tab/><text:tab/></text:span><text:span text:style-name="T35">&lt;</text:span><text:span text:style-name="T37">north</text:span> <text:span text:style-name="T39">border</text:span><text:span text:style-name="T12">=</text:span><text:span text:style-name="T41">"none"</text:span> <text:span text:style-name="T39">margins</text:span><text:span text:style-name="T12">=</text:span><text:span text:style-name="T41">"0,0,0,0"</text:span><text:span text:style-name="T35">&gt;</text:span></text:p>
      <text:p text:style-name="P27"><text:span text:style-name="T12"><text:tab/><text:tab/><text:tab/><text:tab/></text:span><text:span text:style-name="T35">&lt;</text:span><text:span text:style-name="T37">grid</text:span><text:span text:style-name="T35">&gt;</text:span></text:p>
      <text:p text:style-name="P27"><text:span text:style-name="T12"><text:tab/><text:tab/><text:tab/><text:tab/><text:tab/></text:span><text:span text:style-name="T35">&lt;</text:span><text:span text:style-name="T37">columns</text:span> <text:span text:style-name="T39">sizable</text:span><text:span text:style-name="T12">=</text:span><text:span text:style-name="T41">"true"</text:span> <text:span text:style-name="T39">height</text:span><text:span text:style-name="T12">=</text:span><text:span text:style-name="T41">"20px"</text:span><text:span text:style-name="T35">&gt;</text:span></text:p>
      <text:p text:style-name="P27"><text:span text:style-name="T12"><text:tab/><text:tab/><text:tab/><text:tab/><text:tab/><text:tab/></text:span><text:span text:style-name="T31">&lt;!--</text:span><text:span text:style-name="T12"> Help Button </text:span><text:span text:style-name="T31">--&gt;</text:span></text:p>
      <text:p text:style-name="P27"><text:span text:style-name="T12"><text:tab/><text:tab/><text:tab/><text:tab/><text:tab/><text:tab/></text:span><text:span text:style-name="T35">&lt;</text:span><text:span text:style-name="T37">column</text:span> <text:span text:style-name="T39">width</text:span><text:span text:style-name="T12">=</text:span><text:span text:style-name="T41">"40px"</text:span> <text:span text:style-name="T39">align</text:span><text:span text:style-name="T12">=</text:span><text:span text:style-name="T41">"left"</text:span><text:span text:style-name="T35">&gt;</text:span></text:p>
      <text:p text:style-name="P27"><text:span text:style-name="T12"><text:tab/><text:tab/><text:tab/><text:tab/><text:tab/><text:tab/><text:tab/></text:span><text:span text:style-name="T35">&lt;</text:span><text:span text:style-name="T37">hbox</text:span><text:span text:style-name="T35">&gt;</text:span></text:p>
      <text:p text:style-name="P27"><text:span text:style-name="T12"><text:tab/><text:tab/><text:tab/><text:tab/><text:tab/><text:tab/><text:tab/></text:span><text:span text:style-name="T35">&lt;</text:span><text:span text:style-name="T37">button</text:span> <text:span text:style-name="T39">id</text:span><text:span text:style-name="T12">=</text:span><text:span text:style-name="T41">"btnHelp"</text:span></text:p>
      <text:p text:style-name="P27"><text:tab/><text:tab/><text:tab/><text:tab/><text:tab/><text:tab/><text:tab/><text:tab/><text:span text:style-name="T39">image</text:span><text:span text:style-name="T12">=</text:span><text:span text:style-name="T41">"/images/icons/light_16x16.gif"</text:span></text:p>
      <text:p text:style-name="P27"><text:tab/><text:tab/><text:tab/><text:tab/><text:tab/><text:tab/><text:tab/><text:tab/><text:span text:style-name="T39">tooltiptext</text:span><text:span text:style-name="T12">=</text:span><text:span text:style-name="T41">"$c:l('btnHelp.tooltiptext')}"</text:span> <text:span text:style-name="T35">/&gt;</text:span></text:p>
      <text:p text:style-name="P27"><text:span text:style-name="T12"><text:tab/><text:tab/><text:tab/><text:tab/><text:tab/><text:tab/><text:tab/></text:span><text:span text:style-name="T35">&lt;/</text:span><text:span text:style-name="T37">hbox</text:span><text:span text:style-name="T35">&gt;</text:span></text:p>
      <text:p text:style-name="P27"><text:span text:style-name="T12"><text:tab/><text:tab/><text:tab/><text:tab/><text:tab/><text:tab/></text:span><text:span text:style-name="T35">&lt;/</text:span><text:span text:style-name="T37">column</text:span><text:span text:style-name="T35">&gt;</text:span></text:p>
      <text:p text:style-name="P27"/>
      <text:p text:style-name="P27"><text:span text:style-name="T12"><text:tab/><text:tab/><text:tab/><text:tab/><text:tab/><text:tab/></text:span><text:span text:style-name="T31">&lt;!--</text:span><text:span text:style-name="T12"> </text:span><text:span text:style-name="T25">Addtionally</text:span><text:span text:style-name="T12"> Buttons </text:span><text:span text:style-name="T31">--&gt;</text:span></text:p>
      <text:p text:style-name="P27"><text:span text:style-name="T12"><text:tab/><text:tab/><text:tab/><text:tab/><text:tab/><text:tab/></text:span><text:span text:style-name="T35">&lt;</text:span><text:span text:style-name="T37">column</text:span> <text:span text:style-name="T39">align</text:span><text:span text:style-name="T12">=</text:span><text:span text:style-name="T41">"center"</text:span><text:span text:style-name="T35">&gt;</text:span></text:p>
      <text:p text:style-name="P27"><text:span text:style-name="T12"><text:tab/><text:tab/><text:tab/><text:tab/><text:tab/><text:tab/><text:tab/></text:span><text:span text:style-name="T35">&lt;</text:span><text:span text:style-name="T37">hbox</text:span><text:span text:style-name="T35">&gt;</text:span></text:p>
      <text:p text:style-name="P27"/>
      <text:p text:style-name="P27"><text:span text:style-name="T12"><text:tab/><text:tab/><text:tab/><text:tab/><text:tab/><text:tab/><text:tab/></text:span><text:span text:style-name="T35">&lt;/</text:span><text:span text:style-name="T37">hbox</text:span><text:span text:style-name="T35">&gt;</text:span></text:p>
      <text:p text:style-name="P27"><text:span text:style-name="T12"><text:tab/><text:tab/><text:tab/><text:tab/><text:tab/><text:tab/></text:span><text:span text:style-name="T35">&lt;/</text:span><text:span text:style-name="T37">column</text:span><text:span text:style-name="T35">&gt;</text:span></text:p>
      <text:p text:style-name="P27"/>
      <text:p text:style-name="P27"><text:span text:style-name="T12"><text:tab/><text:tab/><text:tab/><text:tab/><text:tab/><text:tab/></text:span><text:span text:style-name="T31">&lt;!--</text:span><text:span text:style-name="T12"> CRUD Buttons </text:span><text:span text:style-name="T31">--&gt;</text:span></text:p>
      <text:p text:style-name="P27"><text:span text:style-name="T12"><text:tab/><text:tab/><text:tab/><text:tab/><text:tab/><text:tab/></text:span><text:span text:style-name="T35">&lt;</text:span><text:span text:style-name="T37">column</text:span> <text:span text:style-name="T39">align</text:span><text:span text:style-name="T12">=</text:span><text:span text:style-name="T41">"right"</text:span><text:span text:style-name="T35">&gt;</text:span></text:p>
      <text:p text:style-name="P27"><text:span text:style-name="T12"><text:tab/><text:tab/><text:tab/><text:tab/><text:tab/><text:tab/><text:tab/></text:span><text:span text:style-name="T35">&lt;</text:span><text:span text:style-name="T37">hbox</text:span> <text:span text:style-name="T39">spacing</text:span><text:span text:style-name="T12">=</text:span><text:span text:style-name="T41">"5px"</text:span> <text:span text:style-name="T39">style</text:span><text:span text:style-name="T12">=</text:span><text:span text:style-name="T41">"padding:1px"</text:span></text:p>
      <text:p text:style-name="P27"><text:tab/><text:tab/><text:tab/><text:tab/><text:tab/><text:tab/><text:tab/><text:tab/><text:span text:style-name="T39">align</text:span><text:span text:style-name="T12">=</text:span><text:span text:style-name="T41">"end"</text:span><text:span text:style-name="T35">&gt;</text:span></text:p>
      <text:p text:style-name="P27"><text:span text:style-name="T12"><text:tab/><text:tab/><text:tab/><text:tab/><text:tab/><text:tab/><text:tab/></text:span><text:span text:style-name="T35">&lt;</text:span><text:span text:style-name="T37">button</text:span> <text:span text:style-name="T39">id</text:span><text:span text:style-name="T12">=</text:span><text:span text:style-name="T41">"btnNew"</text:span> <text:span text:style-name="T39">height</text:span><text:span text:style-name="T12">=</text:span><text:span text:style-name="T41">"20"</text:span></text:p>
      <text:p text:style-name="P27"><text:tab/><text:tab/><text:tab/><text:tab/><text:tab/><text:tab/><text:tab/><text:tab/><text:span text:style-name="T39">tooltiptext</text:span><text:span text:style-name="T12">=</text:span><text:span text:style-name="T41">"${c:l('btnNew.tooltiptext')}"</text:span> <text:span text:style-name="T35">/&gt;</text:span></text:p>
      <text:p text:style-name="P27"><text:span text:style-name="T12"><text:tab/><text:tab/><text:tab/><text:tab/></text:span><text:span text:style-name="T12"><text:tab/><text:tab/><text:tab/></text:span><text:span text:style-name="T35">&lt;</text:span><text:span text:style-name="T37">button</text:span> <text:span text:style-name="T39">id</text:span><text:span text:style-name="T12">=</text:span><text:span text:style-name="T41">"btnEdit"</text:span> <text:span text:style-name="T39">height</text:span><text:span text:style-name="T12">=</text:span><text:span text:style-name="T41">"20"</text:span></text:p>
      <text:p text:style-name="P27"><text:tab/><text:tab/><text:tab/><text:tab/><text:tab/><text:tab/><text:tab/><text:tab/><text:span text:style-name="T39">tooltiptext</text:span><text:span text:style-name="T12">=</text:span><text:span text:style-name="T41">"${c:l('btnEdit.tooltiptext')}"</text:span> <text:span text:style-name="T35">/&gt;</text:span></text:p>
      <text:p text:style-name="P27"><text:span text:style-name="T12"><text:tab/><text:tab/><text:tab/><text:tab/><text:tab/><text:tab/><text:tab/></text:span><text:span text:style-name="T35">&lt;</text:span><text:span text:style-name="T37">button</text:span> <text:span text:style-name="T39">id</text:span><text:span text:style-name="T12">=</text:span><text:span text:style-name="T41">"btnDelete"</text:span> <text:span text:style-name="T39">height</text:span><text:span text:style-name="T12">=</text:span><text:span text:style-name="T41">"20"</text:span></text:p>
      <text:p text:style-name="P27"><text:tab/><text:tab/><text:tab/><text:tab/><text:tab/><text:tab/><text:tab/><text:tab/><text:span text:style-name="T39">tooltiptext</text:span><text:span text:style-name="T12">=</text:span><text:span text:style-name="T41">"${c:l('btnDelete.tooltiptext')}"</text:span><text:span text:style-name="T35">/&gt;</text:span></text:p>
      <text:p text:style-name="P27"><text:span text:style-name="T12"><text:tab/><text:tab/><text:tab/><text:tab/><text:tab/><text:tab/><text:tab/></text:span><text:span text:style-name="T35">&lt;</text:span><text:span text:style-name="T37">button</text:span> <text:span text:style-name="T39">id</text:span><text:span text:style-name="T12">=</text:span><text:span text:style-name="T41">"btnSave"</text:span> <text:span text:style-name="T39">height</text:span><text:span text:style-name="T12">=</text:span><text:span text:style-name="T41">"20"</text:span></text:p>
      <text:p text:style-name="P27"><text:tab/><text:tab/><text:tab/><text:tab/><text:tab/><text:tab/><text:tab/><text:tab/><text:span text:style-name="T39">tooltiptext</text:span><text:span text:style-name="T12">=</text:span><text:span text:style-name="T41">"${c:l('btnSave.tooltiptext')}"</text:span> <text:span text:style-name="T35">/&gt;</text:span></text:p>
      <text:p text:style-name="P27"><text:span text:style-name="T12"><text:tab/><text:tab/><text:tab/><text:tab/><text:tab/><text:tab/><text:tab/></text:span><text:span text:style-name="T35">&lt;</text:span><text:span text:style-name="T37">button</text:span> <text:span text:style-name="T39">id</text:span><text:span text:style-name="T12">=</text:span><text:span text:style-name="T41">"btnClose"</text:span> <text:span text:style-name="T39">height</text:span><text:span text:style-name="T12">=</text:span><text:span text:style-name="T41">"20"</text:span></text:p>
      <text:p text:style-name="P27"><text:tab/><text:tab/><text:tab/><text:tab/><text:tab/><text:tab/><text:tab/><text:tab/><text:span text:style-name="T39">tooltiptext</text:span><text:span text:style-name="T12">=</text:span><text:span text:style-name="T41">"${c:l('btnClose.tooltiptext')}"</text:span> <text:span text:style-name="T35">/&gt;</text:span></text:p>
      <text:p text:style-name="P27"><text:span text:style-name="T12"><text:tab/><text:tab/><text:tab/><text:tab/><text:tab/><text:tab/><text:tab/></text:span><text:span text:style-name="T35">&lt;/</text:span><text:span text:style-name="T37">hbox</text:span><text:span text:style-name="T35">&gt;</text:span></text:p>
      <text:p text:style-name="P27"><text:span text:style-name="T12"><text:tab/><text:tab/><text:tab/><text:tab/><text:tab/><text:tab/></text:span><text:span text:style-name="T35">&lt;/</text:span><text:span text:style-name="T37">column</text:span><text:span text:style-name="T35">&gt;</text:span></text:p>
      <text:p text:style-name="P27"><text:span text:style-name="T12"><text:tab/><text:tab/><text:tab/><text:tab/><text:tab/></text:span><text:span text:style-name="T35">&lt;/</text:span><text:span text:style-name="T37">columns</text:span><text:span text:style-name="T35">&gt;</text:span></text:p>
      <text:p text:style-name="P27"><text:span text:style-name="T12"><text:tab/><text:tab/><text:tab/><text:tab/></text:span><text:span text:style-name="T35">&lt;/</text:span><text:span text:style-name="T37">grid</text:span><text:span text:style-name="T35">&gt;</text:span></text:p>
      <text:p text:style-name="P27"><text:span text:style-name="T12"><text:tab/><text:tab/><text:tab/></text:span><text:span text:style-name="T35">&lt;/</text:span><text:span text:style-name="T37">north</text:span><text:span text:style-name="T35">&gt;</text:span></text:p>
      <text:p text:style-name="P27"/>
      <text:p text:style-name="P27"><text:span text:style-name="T12"><text:tab/><text:tab/><text:tab/></text:span><text:span text:style-name="T35">&lt;</text:span><text:span text:style-name="T37">center</text:span> <text:span text:style-name="T39">border</text:span><text:span text:style-name="T12">=</text:span><text:span text:style-name="T41">"none"</text:span> <text:span text:style-name="T39">margins</text:span><text:span text:style-name="T12">=</text:span><text:span text:style-name="T41">"0,0,0,0"</text:span><text:span text:style-name="T35">&gt;</text:span></text:p>
      <text:p text:style-name="P27"><text:span text:style-name="T12"><text:tab/><text:tab/><text:tab/><text:tab/></text:span><text:span text:style-name="T35">&lt;</text:span><text:span text:style-name="T37">div</text:span> <text:span text:style-name="T39">id</text:span><text:span text:style-name="T12">=</text:span><text:span text:style-name="T41">"divCenterBranch"</text:span><text:span text:style-name="T35">&gt;</text:span></text:p>
      <text:p text:style-name="P27"/>
      <text:p text:style-name="P27"><text:span text:style-name="T12"><text:tab/><text:tab/><text:tab/><text:tab/><text:tab/></text:span><text:span text:style-name="T35">&lt;</text:span><text:span text:style-name="T37">panel</text:span> <text:span text:style-name="T39">id</text:span><text:span text:style-name="T12">=</text:span><text:span text:style-name="T41">"panel_Branch"</text:span></text:p>
      <text:p text:style-name="P27"><text:tab/><text:tab/><text:tab/><text:tab/><text:tab/><text:tab/><text:span text:style-name="T39">title</text:span><text:span text:style-name="T12">=</text:span><text:span text:style-name="T41">"${c:l('panel_Branch.title')}"</text:span> <text:span text:style-name="T39">style</text:span><text:span text:style-name="T12">=</text:span><text:span text:style-name="T41">"margin-bottom:10px"</text:span></text:p>
      <text:p text:style-name="P27"><text:tab/><text:tab/><text:tab/><text:tab/><text:tab/><text:tab/><text:span text:style-name="T39">border</text:span><text:span text:style-name="T12">=</text:span><text:span text:style-name="T41">"normal"</text:span><text:span text:style-name="T35">&gt;</text:span></text:p>
      <text:p text:style-name="P27"><text:span text:style-name="T12"><text:tab/><text:tab/><text:tab/><text:tab/><text:tab/><text:tab/></text:span><text:span text:style-name="T35">&lt;</text:span><text:span text:style-name="T37">panelchildren</text:span><text:span text:style-name="T35">&gt;</text:span></text:p>
      <text:p text:style-name="P27"><text:span text:style-name="T12"><text:tab/><text:tab/><text:tab/><text:tab/><text:tab/><text:tab/><text:tab/></text:span><text:span text:style-name="T35">&lt;</text:span><text:span text:style-name="T37">grid</text:span> <text:span text:style-name="T39">fixedLayout</text:span><text:span text:style-name="T12">=</text:span><text:span text:style-name="T41">"true"</text:span></text:p>
      <text:p text:style-name="P27"><text:tab/><text:tab/><text:tab/><text:tab/><text:tab/><text:tab/><text:tab/><text:tab/><text:span text:style-name="T39">style</text:span><text:span text:style-name="T12">=</text:span><text:span text:style-name="T41">"border:0px"</text:span><text:span text:style-name="T35">&gt;</text:span></text:p>
      <text:p text:style-name="P27"><text:span text:style-name="T12"><text:tab/><text:tab/><text:tab/><text:tab/><text:tab/><text:tab/><text:tab/></text:span><text:span text:style-name="T35">&lt;</text:span><text:span text:style-name="T37">columns</text:span><text:span text:style-name="T35">&gt;</text:span></text:p>
      <text:p text:style-name="P27"><text:span text:style-name="T12"><text:tab/><text:tab/><text:tab/><text:tab/><text:tab/><text:tab/><text:tab/><text:tab/></text:span><text:span text:style-name="T35">&lt;</text:span><text:span text:style-name="T37">column</text:span> <text:span text:style-name="T39">width</text:span><text:span text:style-name="T12">=</text:span><text:span text:style-name="T41">"150px"</text:span> <text:span text:style-name="T35">/&gt;</text:span></text:p>
      <text:p text:style-name="P27"><text:span text:style-name="T12"><text:tab/><text:tab/><text:tab/><text:tab/><text:tab/><text:tab/><text:tab/><text:tab/></text:span><text:span text:style-name="T35">&lt;</text:span><text:span text:style-name="T37">column</text:span> <text:span text:style-name="T39">width</text:span><text:span text:style-name="T12">=</text:span><text:span text:style-name="T41">"100%"</text:span> <text:span text:style-name="T35">/&gt;</text:span></text:p>
      <text:p text:style-name="P27"><text:span text:style-name="T12"><text:tab/><text:tab/><text:tab/><text:tab/><text:tab/><text:tab/><text:tab/></text:span><text:span text:style-name="T35">&lt;/</text:span><text:span text:style-name="T37">columns</text:span><text:span text:style-name="T35">&gt;</text:span></text:p>
      <text:p text:style-name="P27"><text:span text:style-name="T12"><text:tab/><text:tab/><text:tab/><text:tab/><text:tab/><text:tab/><text:tab/></text:span><text:span text:style-name="T35">&lt;</text:span><text:span text:style-name="T37">rows</text:span><text:span text:style-name="T35">&gt;</text:span></text:p>
      <text:p text:style-name="P27"><text:span text:style-name="T12"><text:tab/><text:tab/><text:tab/><text:tab/><text:tab/><text:tab/><text:tab/></text:span><text:span text:style-name="T35">&lt;</text:span><text:span text:style-name="T37">row</text:span><text:span text:style-name="T35">&gt;</text:span></text:p>
      <text:p text:style-name="P27"><text:span text:style-name="T12"><text:tab/><text:tab/><text:tab/><text:tab/><text:tab/><text:tab/><text:tab/></text:span><text:span text:style-name="T35">&lt;</text:span><text:span text:style-name="T37">label</text:span> <text:span text:style-name="T39">id</text:span><text:span text:style-name="T12">=</text:span><text:span text:style-name="T41">"label_Branch_BraNr"</text:span></text:p>
      <text:p text:style-name="P27"><text:tab/><text:tab/><text:tab/><text:tab/><text:tab/><text:tab/><text:tab/><text:tab/><text:span text:style-name="T39">value</text:span><text:span text:style-name="T12">=</text:span><text:span text:style-name="T41">"${c:l('label_Branch_BraNr.value')}"</text:span> <text:span text:style-name="T35">/&gt;</text:span></text:p>
      <text:p text:style-name="P27"><text:span text:style-name="T12"><text:tab/><text:tab/><text:tab/><text:tab/><text:tab/><text:tab/><text:tab/></text:span><text:span text:style-name="T35">&lt;</text:span><text:span text:style-name="T37">textbox</text:span> <text:span text:style-name="T39">id</text:span><text:span text:style-name="T12">=</text:span><text:span text:style-name="T41">"braNr"</text:span></text:p>
      <text:p text:style-name="P27"><text:tab/><text:tab/><text:tab/><text:tab/><text:tab/><text:tab/><text:tab/><text:tab/><text:span text:style-name="T39">width</text:span><text:span text:style-name="T12">=</text:span><text:span text:style-name="T41">"100px"</text:span> <text:span text:style-name="T35">/&gt;</text:span></text:p>
      <text:p text:style-name="P27"><text:span text:style-name="T12"><text:tab/><text:tab/><text:tab/><text:tab/><text:tab/><text:tab/><text:tab/></text:span><text:span text:style-name="T35">&lt;/</text:span><text:span text:style-name="T37">row</text:span><text:span text:style-name="T35">&gt;</text:span></text:p>
      <text:p text:style-name="P27"><text:span text:style-name="T12"><text:tab/><text:tab/><text:tab/><text:tab/><text:tab/><text:tab/><text:tab/></text:span><text:span text:style-name="T35">&lt;</text:span><text:span text:style-name="T37">row</text:span><text:span text:style-name="T35">&gt;</text:span></text:p>
      <text:p text:style-name="P27"><text:span text:style-name="T12"><text:tab/><text:tab/><text:tab/><text:tab/><text:tab/><text:tab/><text:tab/><text:tab/></text:span><text:span text:style-name="T35">&lt;</text:span><text:span text:style-name="T37">separator</text:span> <text:span text:style-name="T39">bar</text:span><text:span text:style-name="T12">=</text:span><text:span text:style-name="T41">"true"</text:span><text:span text:style-name="T35">&gt;&lt;/</text:span><text:span text:style-name="T37">separator</text:span><text:span text:style-name="T35">&gt;</text:span></text:p>
      <text:p text:style-name="P27"><text:span text:style-name="T12"><text:tab/><text:tab/><text:tab/><text:tab/><text:tab/><text:tab/><text:tab/><text:tab/></text:span><text:span text:style-name="T35">&lt;</text:span><text:span text:style-name="T37">separator</text:span> <text:span text:style-name="T39">bar</text:span><text:span text:style-name="T12">=</text:span><text:span text:style-name="T41">"true"</text:span><text:span text:style-name="T35">&gt;&lt;/</text:span><text:span text:style-name="T37">separator</text:span><text:span text:style-name="T35">&gt;</text:span></text:p>
      <text:p text:style-name="P27"><text:span text:style-name="T12"><text:tab/><text:tab/><text:tab/><text:tab/><text:tab/><text:tab/><text:tab/></text:span><text:span text:style-name="T35">&lt;/</text:span><text:span text:style-name="T37">row</text:span><text:span text:style-name="T35">&gt;</text:span></text:p>
      <text:p text:style-name="P27"><text:span text:style-name="T12"><text:tab/><text:tab/><text:tab/><text:tab/><text:tab/><text:tab/><text:tab/></text:span><text:span text:style-name="T35">&lt;</text:span><text:span text:style-name="T37">row</text:span><text:span text:style-name="T35">&gt;</text:span></text:p>
      <text:p text:style-name="P27"><text:span text:style-name="T12"><text:tab/><text:tab/><text:tab/><text:tab/><text:tab/><text:tab/><text:tab/></text:span><text:span text:style-name="T35">&lt;</text:span><text:span text:style-name="T37">label</text:span></text:p>
      <text:p text:style-name="P27"><text:tab/><text:tab/><text:tab/><text:tab/><text:tab/><text:tab/><text:tab/><text:tab/><text:span text:style-name="T39">id</text:span><text:span text:style-name="T12">=</text:span><text:span text:style-name="T41">"label_Branch_BraBezeichnung"</text:span></text:p>
      <text:p text:style-name="P27"><text:tab/><text:tab/><text:tab/><text:tab/><text:tab/><text:tab/><text:tab/><text:tab/><text:span text:style-name="T39">value</text:span><text:span text:style-name="T12">=</text:span><text:span text:style-name="T41">"$</text:span></text:p>
      <text:p text:style-name="P27"><text:span text:style-name="T41"><text:tab/><text:tab/><text:tab/><text:tab/><text:tab/><text:tab/><text:tab/><text:tab/>{c:l('label_Branch_BraBezeichnung.value')}"</text:span> <text:span text:style-name="T35">/&gt;</text:span></text:p>
      <text:p text:style-name="P27"><text:span text:style-name="T12"><text:tab/><text:tab/><text:tab/><text:tab/><text:tab/><text:tab/><text:tab/></text:span><text:span text:style-name="T35">&lt;</text:span><text:span text:style-name="T37">textbox</text:span> <text:span text:style-name="T39">id</text:span><text:span text:style-name="T12">=</text:span><text:span text:style-name="T41">"braBezeichnung"</text:span></text:p>
      <text:p text:style-name="P27"><text:tab/><text:tab/><text:tab/><text:tab/><text:tab/><text:tab/><text:tab/><text:tab/><text:span text:style-name="T39">width</text:span><text:span text:style-name="T12">=</text:span><text:span text:style-name="T41">"100%"</text:span> <text:span text:style-name="T35">/&gt;</text:span></text:p>
      <text:p text:style-name="P27"><text:span text:style-name="T12"><text:tab/><text:tab/><text:tab/><text:tab/><text:tab/><text:tab/><text:tab/></text:span><text:span text:style-name="T35">&lt;/</text:span><text:span text:style-name="T37">row</text:span><text:span text:style-name="T35">&gt;</text:span></text:p>
      <text:p text:style-name="P27"><text:span text:style-name="T12"><text:tab/><text:tab/><text:tab/><text:tab/><text:tab/><text:tab/><text:tab/></text:span><text:span text:style-name="T35">&lt;/</text:span><text:span text:style-name="T37">rows</text:span><text:span text:style-name="T35">&gt;</text:span></text:p>
      <text:p text:style-name="P27"><text:span text:style-name="T12"><text:tab/><text:tab/><text:tab/><text:tab/><text:tab/><text:tab/><text:tab/></text:span><text:span text:style-name="T35">&lt;/</text:span><text:span text:style-name="T37">grid</text:span><text:span text:style-name="T35">&gt;</text:span></text:p>
      <text:p text:style-name="P27"><text:span text:style-name="T12"><text:tab/><text:tab/><text:tab/><text:tab/><text:tab/><text:tab/></text:span><text:span text:style-name="T35">&lt;/</text:span><text:span text:style-name="T37">panelchildren</text:span><text:span text:style-name="T35">&gt;</text:span></text:p>
      <text:p text:style-name="P27"><text:span text:style-name="T12"><text:tab/><text:tab/><text:tab/><text:tab/><text:tab/></text:span><text:span text:style-name="T35">&lt;/</text:span><text:span text:style-name="T37">panel</text:span><text:span text:style-name="T35">&gt;</text:span></text:p>
      <text:p text:style-name="P27"/>
      <text:p text:style-name="P27"><text:span text:style-name="T12"><text:tab/><text:tab/><text:tab/><text:tab/></text:span><text:span text:style-name="T35">&lt;/</text:span><text:span text:style-name="T37">div</text:span><text:span text:style-name="T35">&gt;</text:span></text:p>
      <text:p text:style-name="P27"><text:soft-page-break/><text:span text:style-name="T12"><text:tab/><text:tab/><text:tab/></text:span><text:span text:style-name="T35">&lt;/</text:span><text:span text:style-name="T37">center</text:span><text:span text:style-name="T35">&gt;</text:span></text:p>
      <text:p text:style-name="P27"/>
      <text:p text:style-name="P27"><text:span text:style-name="T12"><text:tab/><text:tab/></text:span><text:span text:style-name="T35">&lt;/</text:span><text:span text:style-name="T37">borderlayout</text:span><text:span text:style-name="T35">&gt;</text:span></text:p>
      <text:p text:style-name="P27"/>
      <text:p text:style-name="P27"><text:span text:style-name="T12"><text:tab/></text:span><text:span text:style-name="T35">&lt;/</text:span><text:span text:style-name="T37">window</text:span><text:span text:style-name="T35">&gt;</text:span></text:p>
      <text:p text:style-name="P27"><text:span text:style-name="T35">&lt;/</text:span><text:span text:style-name="T37">zk</text:span><text:span text:style-name="T35">&gt;</text:span></text:p>
      <text:p text:style-name="P59"/>
      <text:p text:style-name="P43">If rendered it looks like this:</text:p>
      <text:p text:style-name="P43"><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62">All components that we must access by code become an own unique 'speeking' idenitifier. </text:p>
      <text:p text:style-name="P63"/>
      <text:p text:style-name="P37">We access our window container ´by its ID that we have declared in the zul file as '<text:span text:style-name="T69">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7"><text:span text:style-name="T12">So we must named the public method <text:s/></text:span><text:span text:style-name="T13">onCreate$window_BranchesDialog</text:span><text:span text:style-name="T13">(Event event)</text:span></text:p>
      <text:p text:style-name="Text_20_body"/>
      <text:p text:style-name="P43">In this kind of method (onCreate$aDialogWindowController) of a dialog controller we do all time the same stuff. </text:p>
      <text:list xml:id="list34362329" text:continue-numbering="true" text:style-name="L12">
        <text:list-item>
          <text:p text:style-name="P100">Check the rights for the components.</text:p>
        </text:list-item>
        <text:list-item>
          <text:p text:style-name="P100"><text:span text:style-name="T74">Create</text:span><text:span text:style-name="T74"> </text:span><text:span text:style-name="T74">the</text:span> button controller for the CRUD buttons.</text:p>
        </text:list-item>
        <text:list-item>
          <text:p text:style-name="P100">Get the params that we overhanded by creation.</text:p>
        </text:list-item>
        <text:list-item>
          <text:p text:style-name="P100">Set field properties.</text:p>
        </text:list-item>
        <text:list-item>
          <text:p text:style-name="P100">Show the dialog in a modal way.</text:p>
        </text:list-item>
      </text:list>
      <text:p text:style-name="P65"/>
      <text:p text:style-name="P52">The <text:span text:style-name="T71">doShowDialog(Branche aBranche)</text:span><text:span text:style-name="T7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2">Yes, that's mainly all.</text:p>
      <text:p text:style-name="P56"/>
      <text:p text:style-name="P52">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Modal Dialogs that's get back an object</text:h>
      <text:p text:style-name="P43">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43"><text:soft-page-break/><text:span text:style-name="T57">The </text:span><text:span text:style-name="Strong_20_Emphasis"><text:span text:style-name="T57">second </text:span></text:span><text:span text:style-name="T57">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58">get back an object</text:span></text:span><text:span text:style-name="T57"> of the needed bean from a window in a modal state.</text:span></text:p>
      <text:p text:style-name="P114">For this requirement we let our SearchListBox classes created by a private constructor that we called in a static way. <text:s/>So we have an simple call for those boxes like:</text:p>
      <text:p text:style-name="P114"><text:span text:style-name="T30">Bean bean = XXXXXSearchListBox.show(parentComponent);</text:span> </text:p>
      <text:p text:style-name="P82"><text:span text:style-name="T82"/></text:p>
      <text:p text:style-name="P82"><text:span text:style-name="T7">SimpleSearchListBox.java:</text:span> </text:p>
      <text:p text:style-name="P17"/>
      <text:p text:style-name="P83"><text:span text:style-name="T9">public</text:span> <text:span text:style-name="T9">class</text:span> BranchSimpleSearchListBox <text:span text:style-name="T9">extends</text:span> Window <text:span text:style-name="T9">implements</text:span> Serializable {</text:p>
      <text:p text:style-name="P93"/>
      <text:p text:style-name="P93"><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8">serialVersionUID</text:span><text:span text:style-name="T12"> = 1L;</text:span></text:p>
      <text:p text:style-name="P93"><text:span text:style-name="T12"><text:tab/></text:span><text:span text:style-name="T9">private</text:span><text:span text:style-name="T12"> </text:span><text:span text:style-name="T9">static</text:span><text:span text:style-name="T12"> </text:span><text:span text:style-name="T9">final</text:span><text:span text:style-name="T12"> Logger </text:span><text:span text:style-name="T68">logger</text:span><text:span text:style-name="T12"> = Logger.</text:span><text:span text:style-name="T28">getLogger</text:span><text:span text:style-name="T12">(BranchSimpleSearchListBox.</text:span><text:span text:style-name="T9">class</text:span><text:span text:style-name="T12">);</text:span></text:p>
      <text:p text:style-name="P93"/>
      <text:p text:style-name="P93"><text:span text:style-name="T12"><text:tab/></text:span><text:span text:style-name="T9">private</text:span><text:span text:style-name="T12"> Listbox </text:span><text:span text:style-name="T67">listbox</text:span><text:span text:style-name="T12">;</text:span></text:p>
      <text:p text:style-name="P93"><text:span text:style-name="T12"><text:tab/></text:span><text:span text:style-name="T64">// the windows title</text:span></text:p>
      <text:p text:style-name="P93"><text:span text:style-name="T12"><text:tab/></text:span><text:span text:style-name="T9">private</text:span><text:span text:style-name="T12"> String </text:span><text:span text:style-name="T67">_title</text:span><text:span text:style-name="T12"> = Labels.</text:span><text:span text:style-name="T28">getLabel</text:span><text:span text:style-name="T12">(</text:span><text:span text:style-name="T40">"message.Information.SimpleSearch"</text:span><text:span text:style-name="T12">) + </text:span><text:span text:style-name="T40">" / "</text:span><text:span text:style-name="T12"> + </text:span></text:p>
      <text:p text:style-name="P93"><text:span text:style-name="T12"><text:s text:c="32"/>Labels.</text:span><text:span text:style-name="T28">getLabel</text:span><text:span text:style-name="T12">(</text:span><text:span text:style-name="T40">"common.Branch"</text:span><text:span text:style-name="T12">);</text:span></text:p>
      <text:p text:style-name="P93"><text:span text:style-name="T12"><text:tab/></text:span><text:span text:style-name="T64">// 1. </text:span><text:span text:style-name="T65">Listheader</text:span></text:p>
      <text:p text:style-name="P93"><text:span text:style-name="T12"><text:tab/></text:span><text:span text:style-name="T9">private</text:span><text:span text:style-name="T12"> String </text:span><text:span text:style-name="T67">_listHeader1</text:span><text:span text:style-name="T12"> = Labels.</text:span><text:span text:style-name="T28">getLabel</text:span><text:span text:style-name="T12">(</text:span><text:span text:style-name="T40">"common.Description"</text:span><text:span text:style-name="T12">);</text:span></text:p>
      <text:p text:style-name="P93"><text:span text:style-name="T12"><text:tab/></text:span><text:span text:style-name="T64">// the windows height</text:span></text:p>
      <text:p text:style-name="P93"><text:span text:style-name="T12"><text:tab/></text:span><text:span text:style-name="T9">private</text:span><text:span text:style-name="T12"> </text:span><text:span text:style-name="T9">int</text:span><text:span text:style-name="T12"> </text:span><text:span text:style-name="T67">_height</text:span><text:span text:style-name="T12"> = 400;</text:span></text:p>
      <text:p text:style-name="P93"><text:span text:style-name="T12"><text:tab/></text:span><text:span text:style-name="T64">// the windows width</text:span></text:p>
      <text:p text:style-name="P93"><text:span text:style-name="T12"><text:tab/></text:span><text:span text:style-name="T9">private</text:span><text:span text:style-name="T12"> </text:span><text:span text:style-name="T9">int</text:span><text:span text:style-name="T12"> </text:span><text:span text:style-name="T67">_width</text:span><text:span text:style-name="T12"> = 300;</text:span></text:p>
      <text:p text:style-name="P93"/>
      <text:p text:style-name="P93"><text:span text:style-name="T12"><text:tab/></text:span><text:span text:style-name="T64">// the returned bean object</text:span></text:p>
      <text:p text:style-name="P93"><text:span text:style-name="T12"><text:tab/></text:span><text:span text:style-name="T9">private</text:span><text:span text:style-name="T12"> Branche </text:span><text:span text:style-name="T67">branche</text:span><text:span text:style-name="T12"> = </text:span><text:span text:style-name="T9">null</text:span><text:span text:style-name="T12">;</text:span></text:p>
      <text:p text:style-name="P93"/>
      <text:p text:style-name="P93"><text:span text:style-name="T12"><text:tab/></text:span><text:span text:style-name="T64">// The service from which we get the data</text:span></text:p>
      <text:p text:style-name="P93"><text:span text:style-name="T12"><text:tab/></text:span><text:span text:style-name="T9">private</text:span><text:span text:style-name="T12"> BrancheService </text:span><text:span text:style-name="T67">brancheService</text:span><text:span text:style-name="T12">;</text:span></text:p>
      <text:p text:style-name="P93"/>
      <text:p text:style-name="P93"><text:span text:style-name="T12"><text:tab/></text:span><text:span text:style-name="T31">/**</text:span></text:p>
      <text:p text:style-name="P95"><text:tab/> * The Call method.</text:p>
      <text:p text:style-name="P95"><text:tab/> * </text:p>
      <text:p text:style-name="P93"><text:span text:style-name="T31"><text:tab/> * </text:span><text:span text:style-name="T34">@param</text:span><text:span text:style-name="T31"> parent</text:span></text:p>
      <text:p text:style-name="P95"><text:tab/> * <text:s text:c="11"/>The parent component</text:p>
      <text:p text:style-name="P93"><text:span text:style-name="T31"><text:tab/> * </text:span><text:span text:style-name="T34">@return</text:span><text:span text:style-name="T31"> a BeanObject from the listBox or null.</text:span></text:p>
      <text:p text:style-name="P95"><text:tab/> */</text:p>
      <text:p text:style-name="P93"><text:span text:style-name="T12"><text:tab/></text:span><text:span text:style-name="T9">public</text:span><text:span text:style-name="T12"> </text:span><text:span text:style-name="T9">static</text:span><text:span text:style-name="T12"> Branche show(Component parent) {</text:span></text:p>
      <text:p text:style-name="P93"><text:span text:style-name="T12"><text:tab/><text:tab/></text:span><text:span text:style-name="T9">return</text:span><text:span text:style-name="T12"> </text:span><text:span text:style-name="T9">new</text:span><text:span text:style-name="T12"> BranchSimpleSearchListBox(parent).getBranche();</text:span></text:p>
      <text:p text:style-name="P92"><text:tab/>}</text:p>
      <text:p text:style-name="P93"/>
      <text:p text:style-name="P93"><text:span text:style-name="T12"><text:tab/></text:span><text:span text:style-name="T31">/**</text:span></text:p>
      <text:p text:style-name="P95"><text:tab/> * Private Constructor. So it can only be created with the static show()</text:p>
      <text:p text:style-name="P93"><text:span text:style-name="T31"><text:tab/> * method.</text:span><text:span text:style-name="T33">&lt;br&gt;</text:span></text:p>
      <text:p text:style-name="P95"><text:tab/> * </text:p>
      <text:p text:style-name="P93"><text:span text:style-name="T31"><text:tab/> * </text:span><text:span text:style-name="T34">@param</text:span><text:span text:style-name="T31"> parent</text:span></text:p>
      <text:p text:style-name="P95"><text:tab/> */</text:p>
      <text:p text:style-name="P93"><text:span text:style-name="T12"><text:tab/></text:span><text:span text:style-name="T9">private</text:span><text:span text:style-name="T12"> BranchSimpleSearchListBox(Component parent) {</text:span></text:p>
      <text:p text:style-name="P93"><text:span text:style-name="T12"><text:tab/><text:tab/></text:span><text:span text:style-name="T9">super</text:span><text:span text:style-name="T12">();</text:span></text:p>
      <text:p text:style-name="P93"/>
      <text:p text:style-name="P92"><text:tab/><text:tab/>setParent(parent);</text:p>
      <text:p text:style-name="P93"/>
      <text:p text:style-name="P92"><text:tab/><text:tab/>createBox();</text:p>
      <text:p text:style-name="P92"><text:tab/>}</text:p>
      <text:p text:style-name="P92"/>
      <text:p text:style-name="P96"/>
      <text:p text:style-name="P111">AdvancedSearchListBox.java</text:p>
      <text:p text:style-name="P43"><text:span text:style-name="T57">As we have seen in the above part of the modal search dialogs story we build all search/selection components in a modal window component and by closing these window we can get back the selected object from the list.</text:span></text:p>
      <text:p text:style-name="P114">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114">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114"/>
      <text:p text:style-name="P114"><text:soft-page-break/>So we call in our onPagingEventListener a <text:span text:style-name="T20">refreshModel(start) </text:span>method that calls a backend method with parameters for pageSize and startByRecord <text:s/>that gives back a ResultObject that holds the resultList and the totalCount of the potentially possible records without paging.</text:p>
      <text:p text:style-name="P114"/>
      <text:p text:style-name="P20"><text:span text:style-name="T57"><text:s text:c="9"/></text:span><text:span text:style-name="T55">/**</text:span></text:p>
      <text:p text:style-name="P93"><text:span text:style-name="T31"><text:tab/> * "onPaging" EventListener for the paging component. </text:span><text:span text:style-name="T33">&lt;br&gt;</text:span></text:p>
      <text:p text:style-name="P93"><text:span text:style-name="T31"><text:tab/> * </text:span><text:span text:style-name="T33">&lt;br&gt;</text:span></text:p>
      <text:p text:style-name="P93"><text:span text:style-name="T31"><text:tab/> * Calculates the next page by currentPage and pageSize values. </text:span><text:span text:style-name="T33">&lt;br&gt;</text:span></text:p>
      <text:p text:style-name="P95"><text:tab/> * Calls the method for refreshing the data with the new rowStart and</text:p>
      <text:p text:style-name="P93"><text:span text:style-name="T31"><text:tab/> * pageSize. </text:span><text:span text:style-name="T33">&lt;br&gt;</text:span></text:p>
      <text:p text:style-name="P95"><text:tab/> */</text:p>
      <text:p text:style-name="P93"><text:span text:style-name="T12"><text:tab/></text:span><text:span text:style-name="T9">public</text:span><text:span text:style-name="T12"> </text:span><text:span text:style-name="T9">final</text:span><text:span text:style-name="T12"> </text:span><text:span text:style-name="T9">class</text:span><text:span text:style-name="T12"> OnPagingEventListener </text:span><text:span text:style-name="T9">implements</text:span><text:span text:style-name="T12"> EventListener {</text:span></text:p>
      <text:p text:style-name="P93"><text:span text:style-name="T12"><text:tab/><text:tab/></text:span><text:span text:style-name="T78">@Override</text:span></text:p>
      <text:p text:style-name="P93"><text:span text:style-name="T12"><text:tab/><text:tab/></text:span><text:span text:style-name="T9">public</text:span><text:span text:style-name="T12"> </text:span><text:span text:style-name="T9">void</text:span><text:span text:style-name="T12"> onEvent(Event event) </text:span><text:span text:style-name="T9">throws</text:span><text:span text:style-name="T12"> Exception {</text:span></text:p>
      <text:p text:style-name="P93"/>
      <text:p text:style-name="P92"><text:tab/><text:tab/><text:tab/>PagingEvent pe = (PagingEvent) event;</text:p>
      <text:p text:style-name="P93"><text:span text:style-name="T12"><text:tab/><text:tab/><text:tab/></text:span><text:span text:style-name="T9">int</text:span><text:span text:style-name="T12"> pageNo = pe.getActivePage();</text:span></text:p>
      <text:p text:style-name="P93"><text:span text:style-name="T12"><text:tab/><text:tab/><text:tab/></text:span><text:span text:style-name="T9">int</text:span><text:span text:style-name="T12"> start = pageNo * getPageSize();</text:span></text:p>
      <text:p text:style-name="P93"/>
      <text:p text:style-name="P93"><text:span text:style-name="T12"><text:tab/><text:tab/><text:tab/></text:span><text:span text:style-name="T9">if</text:span><text:span text:style-name="T12"> (</text:span><text:span text:style-name="T68">logger</text:span><text:span text:style-name="T12">.isDebugEnabled()) {</text:span></text:p>
      <text:p text:style-name="P93"><text:span text:style-name="T12"><text:tab/><text:tab/><text:tab/><text:tab/></text:span><text:span text:style-name="T68">logger</text:span><text:span text:style-name="T12">.debug(</text:span><text:span text:style-name="T40">"--&gt; : "</text:span><text:span text:style-name="T12"> + start + </text:span><text:span text:style-name="T40">"/"</text:span><text:span text:style-name="T12"> + getPageSize());</text:span></text:p>
      <text:p text:style-name="P92"><text:tab/><text:tab/><text:tab/>}</text:p>
      <text:p text:style-name="P93"/>
      <text:p text:style-name="P93"><text:span text:style-name="T12"><text:tab/><text:tab/><text:tab/></text:span><text:span text:style-name="T64">// refresh the list</text:span></text:p>
      <text:p text:style-name="P92"><text:tab/><text:tab/><text:tab/>refreshModel(start);</text:p>
      <text:p text:style-name="P92"><text:tab/><text:tab/>}</text:p>
      <text:p text:style-name="P92"><text:tab/>}</text:p>
      <text:p text:style-name="P93"/>
      <text:p text:style-name="P93"><text:span text:style-name="T12"><text:tab/></text:span><text:span text:style-name="T31">/**</text:span></text:p>
      <text:p text:style-name="P95"><text:tab/> * Refreshes the list by calling the DAO <text:span text:style-name="T62">methode</text:span> with the modified search</text:p>
      <text:p text:style-name="P93"><text:span text:style-name="T31"><text:tab/> * object. </text:span><text:span text:style-name="T33">&lt;br&gt;</text:span></text:p>
      <text:p text:style-name="P95"><text:tab/> * </text:p>
      <text:p text:style-name="P93"><text:span text:style-name="T31"><text:tab/> * </text:span><text:span text:style-name="T34">@param</text:span><text:span text:style-name="T31"> so</text:span></text:p>
      <text:p text:style-name="P93"><text:span text:style-name="T31"><text:tab/> * <text:s text:c="11"/>SearchObject, holds the entity and properties to search. </text:span><text:span text:style-name="T33">&lt;br&gt;</text:span></text:p>
      <text:p text:style-name="P93"><text:span text:style-name="T31"><text:tab/> * </text:span><text:span text:style-name="T34">@param</text:span><text:span text:style-name="T31"> start</text:span></text:p>
      <text:p text:style-name="P93"><text:span text:style-name="T31"><text:tab/> * <text:s text:c="11"/>Row to start. </text:span><text:span text:style-name="T33">&lt;br&gt;</text:span></text:p>
      <text:p text:style-name="P95"><text:tab/> */</text:p>
      <text:p text:style-name="P93"><text:span text:style-name="T12"><text:tab/></text:span><text:span text:style-name="T78">@SuppressWarnings</text:span><text:span text:style-name="T12">(</text:span><text:span text:style-name="T40">"unchecked"</text:span><text:span text:style-name="T12">)</text:span></text:p>
      <text:p text:style-name="P93"><text:span text:style-name="T12"><text:tab/></text:span><text:span text:style-name="T9">void</text:span><text:span text:style-name="T12"> refreshModel(</text:span><text:span text:style-name="T9">int</text:span><text:span text:style-name="T12"> start) {</text:span></text:p>
      <text:p text:style-name="P93"/>
      <text:p text:style-name="P93"><text:span text:style-name="T12"><text:tab/><text:tab/></text:span><text:span text:style-name="T64">// clear old data</text:span></text:p>
      <text:p text:style-name="P92"><text:tab/><text:tab/>getListModelList().clear();</text:p>
      <text:p text:style-name="P93"/>
      <text:p text:style-name="P93"><text:span text:style-name="T12"><text:tab/><text:tab/></text:span><text:span text:style-name="T64">// </text:span><text:span text:style-name="T65">init</text:span><text:span text:style-name="T64"> the model</text:span></text:p>
      <text:p text:style-name="P92"><text:tab/><text:tab/>ResultObject ro = getBrancheService().getAllBranches(start, getPageSize());</text:p>
      <text:p text:style-name="P92"><text:tab/><text:tab/>List&lt;Branche&gt; resultList = (List&lt;Branche&gt;) ro.getList();</text:p>
      <text:p text:style-name="P93"><text:span text:style-name="T12"><text:tab/><text:tab/></text:span><text:span text:style-name="T67">_paging</text:span><text:span text:style-name="T12">.setTotalSize(ro.getTotalCount());</text:span></text:p>
      <text:p text:style-name="P93"/>
      <text:p text:style-name="P93"><text:span text:style-name="T12"><text:tab/><text:tab/></text:span><text:span text:style-name="T64">// set the model</text:span></text:p>
      <text:p text:style-name="P93"><text:span text:style-name="T12"><text:tab/><text:tab/>setListModelList(</text:span><text:span text:style-name="T9">new</text:span><text:span text:style-name="T12"> ListModelList(resultList));</text:span></text:p>
      <text:p text:style-name="P93"><text:span text:style-name="T12"><text:tab/><text:tab/></text:span><text:span text:style-name="T67">listbox</text:span><text:span text:style-name="T12">.setModel(getListModelList());</text:span></text:p>
      <text:p text:style-name="P94"><text:span text:style-name="T26"><text:tab/>}</text:span></text:p>
      <text:p text:style-name="Text_20_body"/>
      <text:p text:style-name="P111">ExtendedSearchListBox.java</text:p>
      <text:p text:style-name="P43"><text:span text:style-name="T57">As we see in  the </text:span><text:a xlink:type="simple" xlink:href="http://www.forsthaus.de/blog/?p=274"><text:span text:style-name="T59">part 1</text:span></text:a><text:span text:style-name="T57"> and </text:span><text:a xlink:type="simple" xlink:href="http://www.forsthaus.de/blog/?p=340"><text:span text:style-name="T59">part 2</text:span></text:a><text:span text:style-name="T57"> of the modal search dialogs story we build all search/selection components in a modal window component and by closing these window we can get back the selected object from the list.</text:span></text:p>
      <text:p text:style-name="P113"><text:span text:style-name="T60">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with the ‘like’ keyword, so that every record comes back where in their field ‘Description’ i.e. the signs ‘</text:span><text:span text:style-name="Emphasis"><text:span text:style-name="T60">ar</text:span></text:span><text:span text:style-name="T60">‘ exists. We start the retrieving of the records by pressing the search button right next the textbox. If we want get all records that we must clear the textbox and press the search button again.</text:span></text:p>
      <text:p text:style-name="P114">From the backend we get back a helper class called: ResultObject() . This class holds only two things. First a generic list that we must cast them back and second an int value that represents the totalSize of possible records (not the paged one’s size).</text:p>
      <text:p text:style-name="P43"><text:span text:style-name="T57"/></text:p>
      <text:p text:style-name="P14"><text:span text:style-name="T61">public</text:span><text:span text:style-name="T53"> </text:span><text:span text:style-name="T61">class</text:span><text:span text:style-name="T53"> ResultObject </text:span><text:span text:style-name="T61">implements</text:span><text:span text:style-name="T53"> Serializable {</text:span></text:p>
      <text:p text:style-name="P93"/>
      <text:p text:style-name="P93"><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8">serialVersionUID</text:span><text:span text:style-name="T12"> = 1L;</text:span></text:p>
      <text:p text:style-name="P93"/>
      <text:p text:style-name="P93"><text:span text:style-name="T12"><text:tab/></text:span><text:span text:style-name="T64">// holds a generic List</text:span></text:p>
      <text:p text:style-name="P93"><text:span text:style-name="T12"><text:tab/></text:span><text:span text:style-name="T9">private</text:span><text:span text:style-name="T12"> List&lt;?&gt; </text:span><text:span text:style-name="T67">list</text:span><text:span text:style-name="T12">;</text:span></text:p>
      <text:p text:style-name="P93"><text:soft-page-break/></text:p>
      <text:p text:style-name="P93"><text:span text:style-name="T12"><text:tab/></text:span><text:span text:style-name="T64">// holds an </text:span><text:span text:style-name="T65">int</text:span></text:p>
      <text:p text:style-name="P93"><text:span text:style-name="T12"><text:tab/></text:span><text:span text:style-name="T9">private</text:span><text:span text:style-name="T12"> </text:span><text:span text:style-name="T9">int</text:span><text:span text:style-name="T12"> </text:span><text:span text:style-name="T67">totalCount</text:span><text:span text:style-name="T12">;</text:span></text:p>
      <text:p text:style-name="P93"/>
      <text:p text:style-name="P93"><text:span text:style-name="T12"><text:tab/></text:span><text:span text:style-name="T9">public</text:span><text:span text:style-name="T12"> ResultObject() {</text:span></text:p>
      <text:p text:style-name="P92"><text:tab/>}</text:p>
      <text:p text:style-name="P93"/>
      <text:p text:style-name="P93"><text:span text:style-name="T12"><text:tab/></text:span><text:span text:style-name="T9">public</text:span><text:span text:style-name="T12"> ResultObject(List&lt;?&gt; list, </text:span><text:span text:style-name="T9">int</text:span><text:span text:style-name="T12"> totalCount) {</text:span></text:p>
      <text:p text:style-name="P93"><text:span text:style-name="T12"><text:tab/><text:tab/></text:span><text:span text:style-name="T9">super</text:span><text:span text:style-name="T12">();</text:span></text:p>
      <text:p text:style-name="P92"><text:tab/><text:tab/>setList(list);</text:p>
      <text:p text:style-name="P92"><text:tab/><text:tab/>setTotalCount(totalCount);</text:p>
      <text:p text:style-name="P92"><text:tab/>}</text:p>
      <text:p text:style-name="P93"/>
      <text:p text:style-name="P93"><text:span text:style-name="T12"><text:tab/></text:span><text:span text:style-name="T9">public</text:span><text:span text:style-name="T12"> List&lt;?&gt; getList() {</text:span></text:p>
      <text:p text:style-name="P93"><text:span text:style-name="T12"><text:tab/><text:tab/></text:span><text:span text:style-name="T9">return</text:span><text:span text:style-name="T12"> </text:span><text:span text:style-name="T67">list</text:span><text:span text:style-name="T12">;</text:span></text:p>
      <text:p text:style-name="P92"><text:tab/>}</text:p>
      <text:p text:style-name="P93"/>
      <text:p text:style-name="P93"><text:span text:style-name="T12"><text:tab/></text:span><text:span text:style-name="T9">public</text:span><text:span text:style-name="T12"> </text:span><text:span text:style-name="T9">void</text:span><text:span text:style-name="T12"> setList(List&lt;?&gt; list) {</text:span></text:p>
      <text:p text:style-name="P93"><text:span text:style-name="T12"><text:tab/><text:tab/></text:span><text:span text:style-name="T9">this</text:span><text:span text:style-name="T12">.</text:span><text:span text:style-name="T67">list</text:span><text:span text:style-name="T12"> = list;</text:span></text:p>
      <text:p text:style-name="P92"><text:tab/>}</text:p>
      <text:p text:style-name="P93"/>
      <text:p text:style-name="P93"><text:span text:style-name="T12"><text:tab/></text:span><text:span text:style-name="T9">public</text:span><text:span text:style-name="T12"> </text:span><text:span text:style-name="T9">int</text:span><text:span text:style-name="T12"> getTotalCount() {</text:span></text:p>
      <text:p text:style-name="P93"><text:span text:style-name="T12"><text:tab/><text:tab/></text:span><text:span text:style-name="T9">return</text:span><text:span text:style-name="T12"> </text:span><text:span text:style-name="T67">totalCount</text:span><text:span text:style-name="T12">;</text:span></text:p>
      <text:p text:style-name="P92"><text:tab/>}</text:p>
      <text:p text:style-name="P93"/>
      <text:p text:style-name="P93"><text:span text:style-name="T12"><text:tab/></text:span><text:span text:style-name="T9">public</text:span><text:span text:style-name="T12"> </text:span><text:span text:style-name="T9">void</text:span><text:span text:style-name="T12"> setTotalCount(</text:span><text:span text:style-name="T9">int</text:span><text:span text:style-name="T12"> totalCount) {</text:span></text:p>
      <text:p text:style-name="P93"><text:span text:style-name="T12"><text:tab/><text:tab/></text:span><text:span text:style-name="T9">this</text:span><text:span text:style-name="T12">.</text:span><text:span text:style-name="T67">totalCount</text:span><text:span text:style-name="T12"> = totalCount;</text:span></text:p>
      <text:p text:style-name="P92"><text:tab/>}</text:p>
      <text:p text:style-name="P93"/>
      <text:p text:style-name="P92">}</text:p>
      <text:p text:style-name="P44"><text:span text:style-name="T57"/></text:p>
      <text:p text:style-name="Text_20_body"><draw:frame draw:style-name="fr1" draw:name="Grafik20" text:anchor-type="paragraph" svg:x="0.025cm" svg:y="0.603cm" svg:width="4.634cm" svg:height="4.856cm" draw:z-index="46"><draw:image xlink:href="../pics/simpleSearchListBox.jpg" xlink:type="simple" xlink:show="embed" xlink:actuate="onLoad" draw:filter-name="&lt;Alle Formate&gt;"/></draw:frame></text:p>
      <text:p text:style-name="Text_20_body"><draw:frame draw:style-name="fr1" draw:name="Grafik21" text:anchor-type="paragraph" svg:x="5.482cm" svg:y="-0.104cm" svg:width="4.614cm" svg:height="4.822cm" draw:z-index="47"><draw:image xlink:href="../pics/advancedSearchListBox.jpg" xlink:type="simple" xlink:show="embed" xlink:actuate="onLoad" draw:filter-name="&lt;Alle Formate&gt;"/></draw:frame><draw:frame draw:style-name="fr1" draw:name="Grafik22" text:anchor-type="paragraph" svg:x="10.605cm" svg:y="-0.049cm" svg:width="4.549cm" svg:height="4.764cm" draw:z-index="48"><draw:image xlink:href="../pics/extendedSearchListBox.jpg" xlink:type="simple" xlink:show="embed" xlink:actuate="onLoad" draw:filter-name="&lt;Alle Formate&gt;"/></draw:frame></text:p>
      <text:p text:style-name="P43">You will find all three searchBoxes working in the customer dialog. </text:p>
      <text:p text:style-name="P43"/>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5">&lt;</text:span><text:span text:style-name="T37">label</text:span><text:span text:style-name="T39"> <text:tab/>id</text:span><text:span text:style-name="T12">=</text:span><text:span text:style-name="T41">"label_Branch_BraBezeichnung"</text:span></text:p>
      <text:p text:style-name="P27"><text:span text:style-name="T41"><text:tab/></text:span><text:span text:style-name="T39">value</text:span><text:span text:style-name="T12">=</text:span><text:span text:style-name="T41">"$</text:span><text:span text:style-name="T54">{c:l('label_Branch_BraBezeichnung.value')}</text:span></text:p>
      <text:p text:style-name="Text_20_body"/>
      <text:p text:style-name="P58">File: <text:tab/>/WEB-INF/i3-label.properties</text:p>
      <text:p text:style-name="P60">...</text:p>
      <text:p text:style-name="P49"><text:span text:style-name="T12">label_Branch_BraBezeichnung.value=</text:span><text:span text:style-name="T40">description</text:span></text:p>
      <text:p text:style-name="P49"><text:span text:style-name="T12">panel_BranchList.title=</text:span><text:span text:style-name="T40">B</text:span><text:span text:style-name="T12"> </text:span><text:span text:style-name="T40">r</text:span><text:span text:style-name="T12"> </text:span><text:span text:style-name="T40">a</text:span><text:span text:style-name="T12"> </text:span><text:span text:style-name="T40">n</text:span><text:span text:style-name="T12"> </text:span><text:span text:style-name="T40">c</text:span><text:span text:style-name="T12"> </text:span><text:span text:style-name="T40">h</text:span><text:span text:style-name="T12"> </text:span><text:span text:style-name="T40">e</text:span><text:span text:style-name="T12"> </text:span><text:span text:style-name="T40">s</text:span></text:p>
      <text:p text:style-name="P64">...</text:p>
      <text:p text:style-name="P60"/>
      <text:p text:style-name="P58">File: <text:tab/>/WEB-INF/i3-label_de_DE.properties</text:p>
      <text:p text:style-name="P60">...</text:p>
      <text:p text:style-name="P49"><text:span text:style-name="T12">label_Branch_BraBezeichnung.value=</text:span><text:span text:style-name="T40">Bezeichnung</text:span></text:p>
      <text:p text:style-name="P49"><text:span text:style-name="T12">panel_BranchList.title=</text:span><text:span text:style-name="T40">B</text:span><text:span text:style-name="T12"> </text:span><text:span text:style-name="T40">r</text:span><text:span text:style-name="T12"> </text:span><text:span text:style-name="T40">a</text:span><text:span text:style-name="T12"> </text:span><text:span text:style-name="T40">n</text:span><text:span text:style-name="T12"> </text:span><text:span text:style-name="T40">c</text:span><text:span text:style-name="T12"> </text:span><text:span text:style-name="T40">h</text:span><text:span text:style-name="T12"> </text:span><text:span text:style-name="T40">e</text:span><text:span text:style-name="T12"> </text:span><text:span text:style-name="T40">n</text:span></text:p>
      <text:p text:style-name="P47"><text:soft-page-break/>...</text:p>
      <text:p text:style-name="P18">At time we use a default property file for english and a property file for the german language. We have a section in these files for the date and time formatting.</text:p>
      <text:p text:style-name="P18"/>
      <text:p text:style-name="P19"># ===========================</text:p>
      <text:p text:style-name="P39"># Date and Time formats <text:s text:c="3"/>|</text:p>
      <text:p text:style-name="P39"># ===========================</text:p>
      <text:p text:style-name="P25"><text:span text:style-name="T12">format.date=</text:span><text:span text:style-name="T40">MM/</text:span><text:span text:style-name="T44">dd</text:span><text:span text:style-name="T40">/</text:span><text:span text:style-name="T44">yyyy</text:span></text:p>
      <text:p text:style-name="P25"><text:span text:style-name="T12">format.time=</text:span><text:span text:style-name="T40">h</text:span><text:span text:style-name="T12">:</text:span><text:span text:style-name="T40">mm</text:span><text:span text:style-name="T12"> </text:span><text:span text:style-name="T40">a</text:span></text:p>
      <text:p text:style-name="P25"><text:span text:style-name="T12">format.timelong=</text:span><text:span text:style-name="T40">h</text:span><text:span text:style-name="T12">:</text:span><text:span text:style-name="T40">mm:ss</text:span><text:span text:style-name="T12"> </text:span><text:span text:style-name="T40">a</text:span></text:p>
      <text:p text:style-name="P25"><text:span text:style-name="T12">format.datetime=</text:span><text:span text:style-name="T40">MM/</text:span><text:span text:style-name="T44">dd</text:span><text:span text:style-name="T40">/</text:span><text:span text:style-name="T44">yyyy</text:span><text:span text:style-name="T12"> </text:span><text:span text:style-name="T40">h</text:span><text:span text:style-name="T12">:</text:span><text:span text:style-name="T40">mm</text:span><text:span text:style-name="T12"> </text:span><text:span text:style-name="T40">a</text:span></text:p>
      <text:p text:style-name="P25"><text:span text:style-name="T12">format.datetimelong=</text:span><text:span text:style-name="T40">MM/</text:span><text:span text:style-name="T44">dd</text:span><text:span text:style-name="T40">/</text:span><text:span text:style-name="T44">yyyy</text:span><text:span text:style-name="T12"> </text:span><text:span text:style-name="T40">h</text:span><text:span text:style-name="T12">:</text:span><text:span text:style-name="T40">mm:ss</text:span><text:span text:style-name="T12"> </text:span><text:span text:style-name="T40">a</text:span></text:p>
      <text:p text:style-name="P41"/>
      <text:p text:style-name="P33">If needed we format a date with a helper class de.forsthaus.webui.util.FDDateFormat.java that access the property files with a few options.</text:p>
      <text:p text:style-name="P33"/>
      <text:p text:style-name="P31"><text:tab/><text:span text:style-name="T31">/**</text:span></text:p>
      <text:p text:style-name="P27"><text:span text:style-name="T31"><text:tab/> * Format the date/time. </text:span><text:span text:style-name="T33">&lt;br&gt;</text:span></text:p>
      <text:p text:style-name="P30"><text:tab/> * </text:p>
      <text:p text:style-name="P27"><text:span text:style-name="T31"><text:tab/> * </text:span><text:span text:style-name="T34">@return</text:span><text:span text:style-name="T31">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40">""</text:span><text:span text:style-name="T12">;</text:span></text:p>
      <text:p text:style-name="P31"><text:tab/>}</text:p>
      <text:p text:style-name="P41"/>
      <text:p text:style-name="P33"><text:span text:style-name="T7">TIP</text:span>: If you have problems with the shown character set than have a look at your eclipse ide. Be sure that these files are saved as UTF-8.</text:p>
      <text:p text:style-name="P34"><text:span text:style-name="T55">Eclipse -&gt; Preferences -&gt; Content Types -&gt; Java Properties File change </text:span><text:span text:style-name="T56">Default encoding </text:span><text:span text:style-name="T55">to UTF-8</text:span> .</text:p>
      <text:p text:style-name="P34"/>
      <text:p text:style-name="P18"/>
      <text:h text:style-name="P115" text:outline-level="1">The configuration files</text:h>
      <text:p text:style-name="P43">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3"><text:span text:style-name="T7">web.xml</text:span> (zkoss/src/main/webapp/WEB-INF/web.xml)</text:p>
      <text:list xml:id="list33443359" text:style-name="L13">
        <text:list-item>
          <text:p text:style-name="P101">Spring-Security Entry point. Only setting a reference.</text:p>
        </text:list-item>
        <text:list-item>
          <text:p text:style-name="P101">Setting location of the other configuration files.</text:p>
        </text:list-item>
        <text:list-item>
          <text:p text:style-name="P101">ZK web configuration.</text:p>
        </text:list-item>
        <text:list-item>
          <text:p text:style-name="P108">Miscellaneous<text:span text:style-name="T45"> for the servlet engine.</text:span></text:p>
          <text:p text:style-name="P106"/>
        </text:list-item>
      </text:list>
      <text:p text:style-name="P43"><text:span text:style-name="T7">zk.xml</text:span> (zkoss/src/main/webapp/WEB-INF/zk.xml)</text:p>
      <text:list xml:id="list33456623" text:style-name="L14">
        <text:list-item>
          <text:p text:style-name="P102">Define the factory class for allow clustering.</text:p>
        </text:list-item>
        <text:list-item>
          <text:p text:style-name="P102">Define the statistic class.</text:p>
        </text:list-item>
        <text:list-item>
          <text:p text:style-name="P102">Device configurations like type of server push, timeout page.</text:p>
        </text:list-item>
        <text:list-item>
          <text:p text:style-name="P102">Synchronize ThreadLocal variables.</text:p>
        </text:list-item>
      </text:list>
      <text:p text:style-name="P43"/>
      <text:p text:style-name="P43"><text:span text:style-name="T7">lang-addon.xml</text:span> (zkoss/src/main/webapp/WEB-INF/lang-addon.xml)</text:p>
      <text:list xml:id="list33441445" text:style-name="L15">
        <text:list-item>
          <text:p text:style-name="P103">Define font size.</text:p>
        </text:list-item>
        <text:list-item>
          <text:p text:style-name="P103">define properties of commonly used components.</text:p>
        </text:list-item>
      </text:list>
      <text:p text:style-name="P42"/>
      <text:p text:style-name="P43"><text:span text:style-name="T7">applicationContext-db.xml</text:span> (zkoss/src/main/resources/applicationContext-db.xml)</text:p>
      <text:list xml:id="list33464066" text:style-name="L16">
        <text:list-item>
          <text:p text:style-name="P104">Definition of the transaction scopes for the DAOs and Services.</text:p>
        </text:list-item>
        <text:list-item>
          <text:p text:style-name="P104"><text:soft-page-break/>Definition of the transaction manager.</text:p>
        </text:list-item>
      </text:list>
      <text:p text:style-name="P43"/>
      <text:p text:style-name="P43"><text:span text:style-name="T7">applicationContext-guiservices.xml</text:span> (zkoss/src/main/resources/applicationContext-guiservices.xml)</text:p>
      <text:list xml:id="list34357662" text:continue-numbering="true" text:style-name="L16">
        <text:list-item>
          <text:p text:style-name="P104">Bean definition of the gui services.</text:p>
        </text:list-item>
      </text:list>
      <text:p text:style-name="P42"/>
      <text:p text:style-name="P43"><text:span text:style-name="T7">applicationContext-zkoss.xml</text:span> (zkoss/src/main/resources/applicationContext-zkoss.xml)</text:p>
      <text:list xml:id="list34369903" text:continue-numbering="true" text:style-name="L16">
        <text:list-item>
          <text:p text:style-name="P104">Bean definition of the gui controllers.</text:p>
        </text:list-item>
      </text:list>
      <text:p text:style-name="P42"/>
      <text:p text:style-name="P43"><text:span text:style-name="T7">applicationContext.xml</text:span> (zkoss/src/main/resources/applicationContext.xml)</text:p>
      <text:list xml:id="list34349342" text:continue-numbering="true" text:style-name="L16">
        <text:list-item>
          <text:p text:style-name="P104">Empty. Not used at time.</text:p>
        </text:list-item>
      </text:list>
      <text:p text:style-name="P43"/>
      <text:p text:style-name="P43"><text:span text:style-name="T7">customize-applicationContext.xml</text:span> (zkoss/src/main/resources/cutomize-applicationContext<text:span text:style-name="T7">.xml</text:span>)</text:p>
      <text:list xml:id="list34346523" text:continue-numbering="true" text:style-name="L16">
        <text:list-item>
          <text:p text:style-name="P104">Definition of the database connection and the primary key manager.</text:p>
        </text:list-item>
        <text:list-item>
          <text:p text:style-name="P104">( These file is replaced with a ready prepared postgres definition outside the Subversion repository when we build the application and deploy them to the web) .</text:p>
        </text:list-item>
      </text:list>
      <text:p text:style-name="P43"/>
      <text:p text:style-name="P43"><text:span text:style-name="T7">jdbc.properties</text:span> (zkoss/src/main/resources/jdbc.properties)</text:p>
      <text:list xml:id="list34350770" text:continue-numbering="true" text:style-name="L16">
        <text:list-header>
          <text:p text:style-name="P104">- Holds the jdbc.url username and password of the database when the application is configured to connect against a jdbc datasource.</text:p>
        </text:list-header>
      </text:list>
      <text:p text:style-name="P43"/>
      <text:p text:style-name="P43"><text:span text:style-name="T7">mainmenu.xml</text:span> (zkoss/src/main/resources/mainmenu.xml)</text:p>
      <text:list xml:id="list34370354" text:continue-numbering="true" text:style-name="L16">
        <text:list-header>
          <text:p text:style-name="P104">- Holds the menu structure. ID's, deepth, and zul-file names.</text:p>
        </text:list-header>
      </text:list>
      <text:p text:style-name="P42"/>
      <text:p text:style-name="P43"><text:span text:style-name="T7">springSecurityContext.xml</text:span> (zkoss/src/main/resources/springSecurityContext.xml)</text:p>
      <text:list xml:id="list34368532" text:continue-numbering="true" text:style-name="L16">
        <text:list-header>
          <text:p text:style-name="P104">- common configuration of the spring security. </text:p>
        </text:list-header>
      </text:list>
      <text:p text:style-name="P43"/>
      <text:p text:style-name="P43"><text:span text:style-name="T7">applicationContext-hibernate.xml</text:span> (spring-hibernate-backend/src/main/resources/applicationContext-hibernate.xml)</text:p>
      <text:list xml:id="list33459609" text:style-name="L17">
        <text:list-item>
          <text:p text:style-name="P105">Holds the mapping resources.</text:p>
        </text:list-item>
        <text:list-item>
          <text:p text:style-name="P105">common configuration of the backend DAO and Service beans.</text:p>
        </text:list-item>
      </text:list>
      <text:p text:style-name="P43"/>
      <text:h text:style-name="Heading_20_1" text:outline-level="1">Spring</text:h>
      <text:p text:style-name="P43">In the frontend we use the Spring Framework for let creating them the gui controllers and give them a scope of the creation and the lifetime. In the backend spring creates the DAOs and the Services. </text:p>
      <text:p text:style-name="P43">This is a fundamental point for a scalable application. Means that it must be secured that the application runs in a multi-user mode and no user can modify other users objects or data.</text:p>
      <text:p text:style-name="P43"><text:span text:style-name="T7">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43">We use the aspect oriented programming modell in case of the transaction handling. So we define an aspect <text:soft-page-break/>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3">This is done by defining a so called advice:</text:p>
      <text:p text:style-name="P14"><text:span text:style-name="T12"><text:tab/></text:span><text:span text:style-name="T35">&lt;</text:span><text:span text:style-name="T37">tx:advice</text:span> <text:span text:style-name="T39">id</text:span><text:span text:style-name="T12">=</text:span><text:span text:style-name="T41">"serviceTxAdvice"</text:span> <text:span text:style-name="T39">transaction-manager</text:span><text:span text:style-name="T12">=</text:span><text:span text:style-name="T41">"transactionManager"</text:span><text:span text:style-name="T35">&gt;</text:span></text:p>
      <text:p text:style-name="P27"><text:span text:style-name="T12"><text:tab/><text:tab/></text:span><text:span text:style-name="T35">&lt;</text:span><text:span text:style-name="T37">tx:attributes</text:span><text:span text:style-name="T35">&gt;</text:span></text:p>
      <text:p text:style-name="P27"><text:span text:style-name="T12"><text:tab/><text:tab/><text:tab/></text:span><text:span text:style-name="T35">&lt;</text:span><text:span text:style-name="T37">tx:method</text:span> <text:span text:style-name="T39">name</text:span><text:span text:style-name="T12">=</text:span><text:span text:style-name="T41">"*"</text:span> <text:span text:style-name="T39">propagation</text:span><text:span text:style-name="T12">=</text:span><text:span text:style-name="T41">"REQUIRED"</text:span> <text:span text:style-name="T35">/&gt;</text:span></text:p>
      <text:p text:style-name="P27"><text:span text:style-name="T12"><text:tab/><text:tab/></text:span><text:span text:style-name="T35">&lt;/</text:span><text:span text:style-name="T37">tx:attributes</text:span><text:span text:style-name="T35">&gt;</text:span></text:p>
      <text:p text:style-name="P27"><text:span text:style-name="T12"><text:tab/></text:span><text:span text:style-name="T35">&lt;/</text:span><text:span text:style-name="T37">tx:advice</text:span><text:span text:style-name="T35">&gt;</text:span></text:p>
      <text:p text:style-name="P27"><text:span text:style-name="T12"><text:tab/></text:span><text:span text:style-name="T35">&lt;</text:span><text:span text:style-name="T37">tx:advice</text:span> <text:span text:style-name="T39">id</text:span><text:span text:style-name="T12">=</text:span><text:span text:style-name="T41">"daoTxAdvice"</text:span> <text:span text:style-name="T39">transaction-manager</text:span><text:span text:style-name="T12">=</text:span><text:span text:style-name="T41">"transactionManager"</text:span><text:span text:style-name="T35">&gt;</text:span></text:p>
      <text:p text:style-name="P27"><text:span text:style-name="T12"><text:tab/><text:tab/></text:span><text:span text:style-name="T35">&lt;</text:span><text:span text:style-name="T37">tx:attributes</text:span><text:span text:style-name="T35">&gt;</text:span></text:p>
      <text:p text:style-name="P27"><text:span text:style-name="T12"><text:tab/><text:tab/><text:tab/></text:span><text:span text:style-name="T35">&lt;</text:span><text:span text:style-name="T37">tx:method</text:span> <text:span text:style-name="T39">name</text:span><text:span text:style-name="T12">=</text:span><text:span text:style-name="T41">"*"</text:span> <text:span text:style-name="T39">propagation</text:span><text:span text:style-name="T12">=</text:span><text:span text:style-name="T41">"REQUIRED"</text:span> <text:span text:style-name="T35">/&gt;</text:span></text:p>
      <text:p text:style-name="P27"><text:span text:style-name="T12"><text:tab/><text:tab/></text:span><text:span text:style-name="T35">&lt;/</text:span><text:span text:style-name="T37">tx:attributes</text:span><text:span text:style-name="T35">&gt;</text:span></text:p>
      <text:p text:style-name="P27"><text:span text:style-name="T12"><text:tab/></text:span><text:span text:style-name="T35">&lt;/</text:span><text:span text:style-name="T37">tx:advice</text:span><text:span text:style-name="T35">&gt;</text:span></text:p>
      <text:p text:style-name="P59"/>
      <text:p text:style-name="P43">Further we need to define the so called pointcuts:</text:p>
      <text:p text:style-name="P14"><text:span text:style-name="T12"><text:tab/></text:span><text:span text:style-name="T35">&lt;</text:span><text:span text:style-name="T37">aop:config</text:span><text:span text:style-name="T35">&gt;</text:span></text:p>
      <text:p text:style-name="P27"><text:span text:style-name="T12"><text:tab/><text:tab/></text:span><text:span text:style-name="T35">&lt;</text:span><text:span text:style-name="T37">aop:pointcut</text:span> <text:span text:style-name="T39">id</text:span><text:span text:style-name="T12">=</text:span><text:span text:style-name="T41">"guiServiceMethods"</text:span></text:p>
      <text:p text:style-name="P27"><text:tab/><text:tab/><text:tab/><text:span text:style-name="T39">expression</text:span><text:span text:style-name="T12">=</text:span><text:span text:style-name="T41">"execution(* de.forsthaus.gui.service.*.*(..))"</text:span> <text:span text:style-name="T35">/&gt;</text:span></text:p>
      <text:p text:style-name="P27"><text:span text:style-name="T12"><text:tab/><text:tab/></text:span><text:span text:style-name="T35">&lt;</text:span><text:span text:style-name="T37">aop:pointcut</text:span> <text:span text:style-name="T39">id</text:span><text:span text:style-name="T12">=</text:span><text:span text:style-name="T41">"serviceMethods"</text:span></text:p>
      <text:p text:style-name="P27"><text:tab/><text:tab/><text:tab/><text:span text:style-name="T39">expression</text:span><text:span text:style-name="T12">=</text:span><text:span text:style-name="T41">"execution(* de.forsthaus.backend.service.*.*(..))"</text:span> <text:span text:style-name="T35">/&gt;</text:span></text:p>
      <text:p text:style-name="P27"><text:span text:style-name="T12"><text:tab/><text:tab/></text:span><text:span text:style-name="T35">&lt;</text:span><text:span text:style-name="T37">aop:pointcut</text:span> <text:span text:style-name="T39">id</text:span><text:span text:style-name="T12">=</text:span><text:span text:style-name="T41">"daoMethods"</text:span></text:p>
      <text:p text:style-name="P27"><text:tab/><text:tab/><text:tab/><text:span text:style-name="T39">expression</text:span><text:span text:style-name="T12">=</text:span><text:span text:style-name="T41">"execution(* de.forsthaus.backend.dao.*.*(..))"</text:span> <text:span text:style-name="T35">/&gt;</text:span></text:p>
      <text:p text:style-name="P27"/>
      <text:p text:style-name="P27"><text:span text:style-name="T12"><text:tab/><text:tab/></text:span><text:span text:style-name="T35">&lt;</text:span><text:span text:style-name="T37">aop:advisor</text:span> <text:span text:style-name="T39">advice-ref</text:span><text:span text:style-name="T12">=</text:span><text:span text:style-name="T41">"guiServiceTxAdvice"</text:span> <text:span text:style-name="T39">pointcut-ref</text:span><text:span text:style-name="T12">=</text:span><text:span text:style-name="T41">"guiServiceMethods"</text:span> <text:span text:style-name="T35">/&gt;</text:span></text:p>
      <text:p text:style-name="P27"><text:span text:style-name="T12"><text:tab/><text:tab/></text:span><text:span text:style-name="T35">&lt;</text:span><text:span text:style-name="T37">aop:advisor</text:span> <text:span text:style-name="T39">advice-ref</text:span><text:span text:style-name="T12">=</text:span><text:span text:style-name="T41">"serviceTxAdvice"</text:span> <text:span text:style-name="T39">pointcut-ref</text:span><text:span text:style-name="T12">=</text:span><text:span text:style-name="T41">"serviceMethods"</text:span> <text:span text:style-name="T35">/&gt;</text:span></text:p>
      <text:p text:style-name="P27"><text:span text:style-name="T12"><text:tab/><text:tab/></text:span><text:span text:style-name="T35">&lt;</text:span><text:span text:style-name="T37">aop:advisor</text:span> <text:span text:style-name="T39">advice-ref</text:span><text:span text:style-name="T12">=</text:span><text:span text:style-name="T41">"daoTxAdvice"</text:span> <text:span text:style-name="T39">pointcut-ref</text:span><text:span text:style-name="T12">=</text:span><text:span text:style-name="T41">"daoMethods"</text:span> <text:span text:style-name="T35">/&gt;</text:span></text:p>
      <text:p text:style-name="P27"><text:span text:style-name="T12"><text:tab/></text:span><text:span text:style-name="T35">&lt;/</text:span><text:span text:style-name="T37">aop:config</text:span><text:span text:style-name="T35">&gt;</text:span></text:p>
      <text:p text:style-name="P59"/>
      <text:p text:style-name="P43">We gave the pointcuts an expression that the execution should depend on the well named package structure. </text:p>
      <text:p text:style-name="P43">All the transactions now are managed by a spring transaction manager for that we select the HibernateTransactionManager.</text:p>
      <text:p text:style-name="P15"><text:span text:style-name="T26"><text:tab/></text:span><text:span text:style-name="T36">&lt;</text:span><text:span text:style-name="T38">bean</text:span><text:span text:style-name="T45"> </text:span>id<text:span text:style-name="T26">=</text:span>"transactionManager"</text:p>
      <text:p text:style-name="P27"><text:tab/><text:tab/><text:span text:style-name="T39">class</text:span><text:span text:style-name="T12">=</text:span><text:span text:style-name="T41">"org.springframework.orm.hibernate3.HibernateTransactionManager"</text:span><text:span text:style-name="T35">&gt;</text:span></text:p>
      <text:p text:style-name="P27"><text:span text:style-name="T12"><text:tab/><text:tab/></text:span><text:span text:style-name="T35">&lt;</text:span><text:span text:style-name="T37">property</text:span> <text:span text:style-name="T39">name</text:span><text:span text:style-name="T12">=</text:span><text:span text:style-name="T41">"sessionFactory"</text:span> <text:span text:style-name="T39">ref</text:span><text:span text:style-name="T12">=</text:span><text:span text:style-name="T41">"sessionFactory"</text:span> <text:span text:style-name="T35">/&gt;</text:span></text:p>
      <text:p text:style-name="P27"><text:span text:style-name="T12"><text:tab/></text:span><text:span text:style-name="T35">&lt;/</text:span><text:span text:style-name="T37">bean</text:span><text:span text:style-name="T35">&gt;</text:span></text:p>
      <text:p text:style-name="P44"/>
      <text:p text:style-name="P43">This is the ground why you couldn't find any lines in the code that includes words like tx.commit or tx.rollback. The whole transaction handling is managed by spring's transaction manager.</text:p>
      <text:p text:style-name="P43"/>
      <text:h text:style-name="Heading_20_2" text:outline-level="2">Spring-Security</text:h>
      <text:p text:style-name="P43">For authentication and authorization we take the spring-security framework which is formerly named as Acegi framework. </text:p>
      <text:p text:style-name="P43">We use the DAO Authentication by coding an implementation of Spring Security's UserDetailService. You'll find it in the class de.forsthaus.policy.model.PolicyManager</text:p>
      <text:p text:style-name="P49"><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3">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3">This user is extended for a user token with it we encrypt and decrypt an password addition. Read more of it in the section of 'The one-time-password implementation' .</text:p>
      <text:p text:style-name="P43">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ext:soft-page-break/>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33446210" text:style-name="L18">
        <text:list-header>
          <text:p text:style-name="P87">-Here are the roles assigned to the Users. It's possible to assign several Roles to a user.</text:p>
        </text:list-header>
      </text:list>
      <text:list xml:id="list33453249" text:style-name="L19">
        <text:list-header>
          <text:p text:style-name="P88">- Customizable</text:p>
        </text:list-header>
      </text:list>
      <text:p text:style-name="P33"><text:s text:c="2"/></text:p>
      <text:p text:style-name="P33">Roles</text:p>
      <text:list xml:id="list33462491" text:style-name="L20">
        <text:list-header>
          <text:p text:style-name="P89">- Predefined Roles.</text:p>
        </text:list-header>
      </text:list>
      <text:list xml:id="list34347706" text:continue-list="list33453249" text:style-name="L19">
        <text:list-header>
          <text:p text:style-name="P88">- Customizable</text:p>
        </text:list-header>
      </text:list>
      <text:list xml:id="list33436414" text:style-name="L21">
        <text:list-header>
          <text:p text:style-name="P90"/>
        </text:list-header>
      </text:list>
      <text:p text:style-name="P33">Role-Groups</text:p>
      <text:list xml:id="list34366887" text:continue-list="list34347706" text:style-name="L19">
        <text:list-header>
          <text:p text:style-name="P88">- Predefined Role-Groups.</text:p>
          <text:p text:style-name="P88">- Customizable</text:p>
        </text:list-header>
      </text:list>
      <text:p text:style-name="P33"/>
      <text:p text:style-name="P33">Groups</text:p>
      <text:p text:style-name="P33">- Predefined Groups.</text:p>
      <text:list xml:id="list33444529" text:style-name="L22">
        <text:list-header>
          <text:p text:style-name="P91">- Declared from the developer who knows the component IDs, not customizable.</text:p>
        </text:list-header>
      </text:list>
      <text:p text:style-name="P33"/>
      <text:p text:style-name="P33">Group-Rights</text:p>
      <text:p text:style-name="P33">- Predefined Group-Rights.</text:p>
      <text:list xml:id="list34363473" text:continue-numbering="true" text:style-name="L22">
        <text:list-header>
          <text:p text:style-name="P91">- Declared from the developer who knows the component Ids and what components to be used for a logical </text:p>
          <text:p text:style-name="P91"><text:s text:c="2"/>unit like 'customer.edit' or 'customer.new', not customizable.</text:p>
        </text:list-header>
      </text:list>
      <text:p text:style-name="P33"/>
      <text:p text:style-name="P33">Rights</text:p>
      <text:list xml:id="list34356786" text:continue-numbering="true" text:style-name="L22">
        <text:list-header>
          <text:p text:style-name="P91"><text:soft-page-break/>- Predefined Rights. Each used component can have a right as a String.</text:p>
          <text:p text:style-name="P91">- Declared from the developer who knows the component IDs,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8">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67">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67">compareComponent</text:span><text:span text:style-name="T12"> = compareComponent;</text:span></text:p>
      <text:p text:style-name="P31"><text:tab/>}</text:p>
      <text:p text:style-name="P27"/>
      <text:p text:style-name="P27"><text:span text:style-name="T12"><text:tab/></text:span><text:span text:style-name="T78">@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67">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40">"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67">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40">"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7">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text:soft-page-break/>We can see in the codes that we have get the translated message from the i3-labels_XX.properties file.</text:p>
      <text:p text:style-name="P3"/>
      <text:p text:style-name="P3">These codes are in the <text:span text:style-name="T80">de.forsthaus.webui.InitApplicationCtrl.java <text:s/></text:span><text:span text:style-name="T29">class.</text:span></text:p>
      <text:p text:style-name="P3"/>
      <text:p text:style-name="P20"><text:s text:c="9"/>/**</text:p>
      <text:p text:style-name="P27"><text:span text:style-name="T31"><text:tab/> * EventListener for the inserted 1000 customers Button.</text:span><text:span text:style-name="T33">&lt;br&gt;</text:span></text:p>
      <text:p text:style-name="P27"><text:span text:style-name="T31"><text:tab/> * The creation of the records runs in an Echo</text:span><text:span text:style-name="T33">-</text:span><text:span text:style-name="T31">event that shows the user a</text:span></text:p>
      <text:p text:style-name="P30"><text:tab/> * busy message.</text:p>
      <text:p text:style-name="P30"><text:tab/> */</text:p>
      <text:p text:style-name="P27"><text:span text:style-name="T12"><text:tab/></text:span><text:span text:style-name="T9">public</text:span><text:span text:style-name="T12"> </text:span><text:span text:style-name="T9">final</text:span><text:span text:style-name="T12"> </text:span><text:span text:style-name="T9">class</text:span><text:span text:style-name="T12"> OnClick1000Eventlistener </text:span><text:span text:style-name="T9">implements</text:span><text:span text:style-name="T12"> EventListener {</text:span></text:p>
      <text:p text:style-name="P27"/>
      <text:p text:style-name="P27"><text:span text:style-name="T12"><text:tab/><text:tab/></text:span><text:span text:style-name="T78">@Override</text:span></text:p>
      <text:p text:style-name="P27"><text:span text:style-name="T12"><text:tab/><text:tab/></text:span><text:span text:style-name="T9">public</text:span><text:span text:style-name="T12"> </text:span><text:span text:style-name="T9">void</text:span><text:span text:style-name="T12"> onEvent(Event event) </text:span><text:span text:style-name="T9">throws</text:span><text:span text:style-name="T12"> Exception {</text:span></text:p>
      <text:p text:style-name="P27"><text:span text:style-name="T12"><text:tab/><text:tab/><text:tab/></text:span><text:span text:style-name="T64">// we create the records in an Echo-event to show a message to the</text:span></text:p>
      <text:p text:style-name="P27"><text:span text:style-name="T12"><text:tab/><text:tab/><text:tab/></text:span><text:span text:style-name="T64">// user for this long running operation.</text:span></text:p>
      <text:p text:style-name="P27"><text:span text:style-name="T12"><text:tab/><text:tab/><text:tab/>Clients.</text:span><text:span text:style-name="T28">showBusy</text:span><text:span text:style-name="T12">(Labels.</text:span><text:span text:style-name="T28">getLabel</text:span><text:span text:style-name="T12">(</text:span><text:span text:style-name="T40">"message.Information.LongOperationIsRunning"</text:span><text:span text:style-name="T12">), </text:span><text:span text:style-name="T9">true</text:span><text:span text:style-name="T12">);</text:span></text:p>
      <text:p text:style-name="P27"><text:span text:style-name="T12"><text:tab/><text:tab/><text:tab/>Events.</text:span><text:span text:style-name="T28">echoEvent</text:span><text:span text:style-name="T12">(</text:span><text:span text:style-name="T40">"onCreate1000Customers"</text:span><text:span text:style-name="T12">, </text:span><text:span text:style-name="T67">startWindow</text:span><text:span text:style-name="T12">, </text:span><text:span text:style-name="T9">null</text:span><text:span text:style-name="T12">);</text:span></text:p>
      <text:p text:style-name="P31"><text:tab/><text:tab/>}</text:p>
      <text:p text:style-name="P31"><text:tab/>}</text:p>
      <text:p text:style-name="P27"/>
      <text:p text:style-name="P27"><text:span text:style-name="T12"><text:tab/></text:span><text:span text:style-name="T31">/**</text:span></text:p>
      <text:p text:style-name="P30"><text:tab/> * Calls the long running method that creates the records and closes </text:p>
      <text:p text:style-name="P30"><text:tab/> * the echo event message if ready.</text:p>
      <text:p text:style-name="P30"><text:tab/> * </text:p>
      <text:p text:style-name="P27"><text:span text:style-name="T31"><text:tab/> * </text:span><text:span text:style-name="T34">@param</text:span><text:span text:style-name="T31"> event</text:span></text:p>
      <text:p text:style-name="P27"><text:span text:style-name="T31"><text:tab/> * </text:span><text:span text:style-name="T34">@throws</text:span><text:span text:style-name="T31"> Exception</text:span></text:p>
      <text:p text:style-name="P30"><text:tab/> */</text:p>
      <text:p text:style-name="P27"><text:span text:style-name="T12"><text:tab/></text:span><text:span text:style-name="T9">public</text:span><text:span text:style-name="T12"> </text:span><text:span text:style-name="T9">void</text:span><text:span text:style-name="T12"> onCreate1000Customers(Event event) </text:span><text:span text:style-name="T9">throws</text:span><text:span text:style-name="T12"> Exception {</text:span></text:p>
      <text:p text:style-name="P31"/>
      <text:p text:style-name="P31"><text:tab/><text:tab/>createDemoCustomers(1000);<text:span text:style-name="T64">// the long running process</text:span></text:p>
      <text:p text:style-name="P27"><text:span text:style-name="T12"><text:tab/><text:tab/>Clients.</text:span><text:span text:style-name="T28">showBusy</text:span><text:span text:style-name="T12">(</text:span><text:span text:style-name="T40">""</text:span><text:span text:style-name="T12">, </text:span><text:span text:style-name="T9">false</text:span><text:span text:style-name="T12">); </text:span><text:span text:style-name="T64">// close the message</text:span></text:p>
      <text:p text:style-name="P31"><text:tab/>}</text:p>
      <text:p text:style-name="P11"/>
      <text:p text:style-name="P3"><draw:frame draw:style-name="fr1" draw:name="Grafik19" text:anchor-type="paragraph" svg:x="0.005cm" svg:y="0.108cm" svg:width="8.975cm" svg:height="2.99cm" draw:z-index="45"><draw:image xlink:href="../pics/long_running.jpg" xlink:type="simple" xlink:show="embed" xlink:actuate="onLoad"/></draw:frame></text:p>
      <text:h text:style-name="Heading_20_1" text:outline-level="1">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4"><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text:soft-page-break/></text:p>
      <text:p text:style-name="P3"/>
      <text:p text:style-name="P3"/>
      <text:p text:style-name="P3"><draw:frame draw:style-name="fr4" draw:name="Grafik11" text:anchor-type="paragraph" svg:x="0.081cm" svg:y="0.418cm" svg:width="6.438cm" svg:height="7.708cm" draw:z-index="35"><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6"><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text:soft-page-break/></text:p>
      <text:p text:style-name="P3"><draw:frame draw:style-name="fr3" draw:name="Grafik13" text:anchor-type="paragraph" svg:x="0.035cm" svg:y="0.116cm" svg:width="5.472cm" svg:height="2.141cm" draw:z-index="37"><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8"><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9"><draw:image xlink:href="../../../../../maven_projects/maven/zksample2_doc/docs/pics/KeyGen_TokenId.jpg" xlink:type="simple" xlink:show="embed" xlink:actuate="onLoad"/></draw:frame><draw:frame draw:style-name="fr3" draw:name="Grafik18" text:anchor-type="paragraph" svg:x="10.83cm" svg:y="0.032cm" svg:width="6.101cm" svg:height="2.399cm" draw:z-index="42"><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40"><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41"><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he package structure</text:h>
      <text:h text:style-name="Heading_20_2" text:outline-level="2">Backend</text:h>
      <text:p text:style-name="P45">de.forsthaus.backend.dao<text:tab/><text:tab/><text:tab/><text:tab/>Holds all DAO Interfaces.</text:p>
      <text:p text:style-name="P45">de.forsthaus.backend.daoImpl<text:tab/><text:tab/><text:tab/>Holds all DAO method implementations.</text:p>
      <text:p text:style-name="P45">de.forsthaus.backend.service<text:tab/><text:tab/><text:tab/><text:tab/>Holds all Service Interfaces.</text:p>
      <text:p text:style-name="P45">de.forsthaus.backend.serviceImpl<text:tab/><text:tab/><text:tab/>Holds all Service method implementations.</text:p>
      <text:p text:style-name="P45">de.forsthaus.backend.model<text:tab/><text:tab/><text:tab/><text:tab/>Holds all domain model classes.</text:p>
      <text:p text:style-name="P45"><text:soft-page-break/>de.forsthaus.backend.util<text:tab/><text:tab/><text:tab/><text:tab/>Holds all utils and helper classes.</text:p>
      <text:p text:style-name="P45">de.forsthaus.backend.bean<text:tab/><text:tab/><text:tab/><text:tab/>Holds all ready bean classes i.e like special HQL list.</text:p>
      <text:p text:style-name="P45"><text:tab/><text:tab/><text:tab/><text:tab/><text:tab/><text:tab/>Mappings for queries with aggregat fields.</text:p>
      <text:p text:style-name="P45">src/main/resources/* <text:tab/><text:tab/><text:tab/><text:tab/>Holds all configuration-files, mapping-files.</text:p>
      <text:h text:style-name="Heading_20_2" text:outline-level="2">Frontend</text:h>
      <text:p text:style-name="P45">de.forsthaus</text:p>
      <text:p text:style-name="P45">de.forsthaus.chat<text:tab/><text:tab/><text:tab/><text:tab/><text:tab/>Holds the chat module from zk.</text:p>
      <text:p text:style-name="P45">de.forsthaus.common.menu.*<text:tab/><text:tab/><text:tab/><text:tab/>Holds the classes for building a treemenu or a menuBar from one</text:p>
      <text:p text:style-name="P45"><text:tab/><text:tab/><text:tab/><text:tab/><text:tab/><text:tab/>menumetadata modell out of a xml-file.</text:p>
      <text:p text:style-name="P45">de.forsthaus.example<text:tab/><text:tab/><text:tab/><text:tab/>Holds the class for inserting randomly customer data, and the </text:p>
      <text:p text:style-name="P45"><text:tab/><text:tab/><text:tab/><text:tab/><text:tab/><text:tab/>TestController for the test.zul.</text:p>
      <text:p text:style-name="P45">de.forsthaus.gui.service<text:tab/><text:tab/><text:tab/><text:tab/>Interfaces for the login service.</text:p>
      <text:p text:style-name="P45">de.forsthaus.gui.service.impl<text:tab/><text:tab/><text:tab/><text:tab/>Holds all Service method implementations.</text:p>
      <text:p text:style-name="P45">de.fortshaus.h2<text:tab/><text:tab/><text:tab/><text:tab/><text:tab/>Holds the H2 DB filler. That reads and and creates the Tables from a </text:p>
      <text:p text:style-name="P45"><text:tab/><text:tab/><text:tab/><text:tab/><text:tab/><text:tab/>sql-file.</text:p>
      <text:p text:style-name="P45">de.forsthaus.policy<text:tab/><text:tab/><text:tab/><text:tab/><text:tab/>Holds the classes for login the log-in process and the password encoder.</text:p>
      <text:p text:style-name="P45">de.forsthaus.policy.model<text:span text:style-name="T12"><text:tab/><text:tab/><text:tab/><text:tab/>Holds the </text:span><text:span text:style-name="T26">class that implements the spring-security UserDetailService .</text:span></text:p>
      <text:p text:style-name="P54"><text:tab/><text:tab/><text:tab/><text:tab/><text:tab/><text:tab/>and some classes in work for user counting.</text:p>
      <text:p text:style-name="P54">de.forsthaus.services.report.service<text:tab/><text:tab/><text:tab/>Holds the Reportservice Interface.</text:p>
      <text:p text:style-name="P54">de.forsthaus.services.report.service.impl<text:tab/><text:tab/>Holds all Service method implementations.</text:p>
      <text:p text:style-name="P45">de.forsthaus.statistic<text:tab/><text:tab/><text:tab/><text:tab/>Holds the statistic class from zk. The values are shown in the pre page </text:p>
      <text:p text:style-name="P45"><text:tab/><text:tab/><text:tab/><text:tab/><text:tab/><text:tab/>at application start.</text:p>
      <text:p text:style-name="P45">de.forsthaus.util<text:tab/><text:tab/><text:tab/><text:tab/><text:tab/>Some helper classes. The ZkossComponentTreeUtil.java is a nice util </text:p>
      <text:p text:style-name="P45"><text:tab/><text:tab/><text:tab/><text:tab/><text:tab/><text:tab/>that shows you a complete zk component tree in the console.</text:p>
      <text:p text:style-name="P45">de.forsthaus.webui<text:tab/><text:tab/><text:tab/><text:tab/><text:tab/>Holds initializing classes.</text:p>
      <text:p text:style-name="P45">de.forsthaus.webui.<text:span text:style-name="T48">modulname1<text:tab/><text:tab/><text:tab/></text:span><text:span text:style-name="T79">Holds the controllers for the module1.</text:span></text:p>
      <text:p text:style-name="P45">de.forsthaus.webui.<text:span text:style-name="T48">modulname1</text:span>.model<text:tab/><text:tab/><text:tab/>Holds the ItemRenderers and helper classes for the module1.</text:p>
      <text:p text:style-name="P45">de.forsthaus.webui.<text:span text:style-name="T48">modulname2<text:tab/><text:tab/><text:tab/></text:span><text:span text:style-name="T79">Holds the controllers for the module2.</text:span></text:p>
      <text:p text:style-name="P45">de.forsthaus.webui.<text:span text:style-name="T48">modulname2</text:span>.model<text:tab/><text:tab/><text:tab/>Holds the ItemRenderers and helper classes for the module2.</text:p>
      <text:p text:style-name="P45">de.forsthaus.webui.index<text:tab/><text:tab/><text:tab/><text:tab/>Holds the controller for the index page.</text:p>
      <text:p text:style-name="P45">de.forsthaus.webui.service<text:tab/><text:tab/><text:tab/><text:tab/>Holds the Service Interfaces for the servcies like report or logging.</text:p>
      <text:p text:style-name="P45">de.forsthaus.webui.serviceImpl<text:tab/><text:tab/><text:tab/>Holds the Service method implementations.</text:p>
      <text:p text:style-name="P45">de-forsthaus.webui.security.<text:span text:style-name="T48">modulname2<text:tab/><text:tab/></text:span><text:span text:style-name="T79">Holds the security-controllers for the module2.</text:span></text:p>
      <text:p text:style-name="P45">de.forsthaus.webui.security.<text:span text:style-name="T48">modulname2</text:span>.model<text:tab/><text:tab/>Holds the ItemRenderers and helper classes for the <text:span text:style-name="T79">module2.</text:span></text:p>
      <text:p text:style-name="P45">de.forsthaus.webui.util<text:tab/><text:tab/><text:tab/><text:tab/>Holds the utils and helper classes and own components.</text:p>
      <text:p text:style-name="P45">de.forsthaus.webui.util.binding.converter<text:tab/><text:tab/>Converters for the listitems in databinded listboxes.</text:p>
      <text:p text:style-name="P55">de.forsthaus.webui.util.pagging<text:tab/><text:tab/><text:tab/>The revised <text:span text:style-name="T45">Helper class for getting a paged record list that<text:tab/>can be </text:span></text:p>
      <text:p text:style-name="P54"><text:tab/><text:tab/><text:tab/><text:tab/><text:tab/><text:tab/>sorted on the DB.</text:p>
      <text:p text:style-name="P54">de.forsthaus.webui.util.searchdialogs<text:tab/><text:tab/><text:tab/>The three searchListBoxes skeletons: SimpleSearchListBox; </text:p>
      <text:p text:style-name="P54"><text:tab/><text:tab/><text:tab/><text:tab/><text:tab/><text:tab/>AdvancedSearchListBox; ExtendedSearchListBox; </text:p>
      <text:p text:style-name="P45">de.forsthaus.webui.util.searching<text:tab/><text:tab/><text:tab/>Some helper classes for the Search class for the Hibernate-Generic-DAO</text:p>
      <text:p text:style-name="P45"><text:tab/><text:tab/><text:tab/><text:tab/><text:tab/><text:tab/>framework.</text:p>
      <text:p text:style-name="P45">src/main/resources<text:tab/><text:tab/><text:tab/><text:tab/><text:tab/>Holds all configuration-files.</text:p>
      <text:p text:style-name="P35"/>
      <text:p text:style-name="P3"/>
      <text:p text:style-name="P3"/>
      <text:p text:style-name="P3"><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Consolas" svg:font-family="Consolas, Monaco, 'Bitstream Vera Sans Mono', 'Courier New', Courier, monospace"/>
    <style:font-face style:name="Lucida Grande" svg:font-family="'Lucida Grande', Verdana, Arial, sans-serif"/>
    <style:font-face style:name="OpenSymbol" svg:font-family="OpenSymbol"/>
    <style:font-face style:name="Tahoma1" svg:font-family="Tahoma"/>
    <style:font-face style:name="Times New Roman1" svg:font-family="'Times New Roman'"/>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7-05T14:24:16.12">05.07.2010</text:date></text:span> <text:s text:c="20"/><text:tab/><text:tab/>- <text:span text:style-name="MT2"><text:page-number text:select-page="current">2</text:page-number></text:span> - <text:s text:c="102"/></text:p>
      </style:header>
      <style:footer>
        <text:p text:style-name="MP1"><draw:line text:anchor-type="paragraph" draw:z-index="31"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22" meta:object-count="0" meta:page-count="27" meta:paragraph-count="939" meta:word-count="8263" meta:character-count="60743"/>
  </office:meta>
</office:document-meta>
</file>